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5.649cm" fo:margin-left="0.058cm" table:align="left"/>
    </style:style>
    <style:style style:name="Table1.A" style:family="table-column">
      <style:table-column-properties style:column-width="12.799cm"/>
    </style:style>
    <style:style style:name="Table1.B" style:family="table-column">
      <style:table-column-properties style:column-width="12.85cm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officeooo:paragraph-rsid="00078c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row table:style-name="TableLine105553117453824">
          <table:table-cell table:style-name="Table1.A1" office:value-type="string">
            <text:p text:style-name="Table_20_Contents"/>
            <text:p text:style-name="Table_20_Contents">['asia', 'tub', 'smoke', 'lung', 'bronc', 'either', 'xray', 'dysp']</text:p>
            <text:p text:style-name="Table_20_Contents">node considered: <text:s/>asia</text:p>
            <text:p text:style-name="Table_20_Contents"/>
            <text:p text:style-name="Table_20_Contents">node factors: <text:s/>[&lt;DiscreteFactor representing phi(asia:2) at 0x1092c7950&gt;, &lt;DiscreteFactor representing phi(tub:2, asia:2) at 0x1092c7690&gt;]</text:p>
            <text:p text:style-name="P1"/>
            <text:p text:style-name="P1">node considered: <text:s/>tub</text:p>
            <text:p text:style-name="Table_20_Contents">node factors: <text:s/>[&lt;DiscreteFactor representing phi(tub:2, asia:2) at 0x1092c7690&gt;, &lt;DiscreteFactor representing phi(either:2, lung:2, tub:2) at 0x12d7b6950&gt;]</text:p>
            <text:p text:style-name="Table_20_Contents"/>
            <text:p text:style-name="Table_20_Contents">node considered: <text:s/>smoke</text:p>
            <text:p text:style-name="Table_20_Contents">node factors: <text:s/>[&lt;DiscreteFactor representing phi(smoke:2) at 0x12d7b6890&gt;, &lt;DiscreteFactor representing phi(lung:2, smoke:2) at 0x12d7b6c50&gt;, &lt;DiscreteFactor representing phi(bronc:2, smoke:2) at 0x12d7b6910&gt;]</text:p>
            <text:p text:style-name="Table_20_Contents"/>
            <text:p text:style-name="Table_20_Contents">node considered: <text:s/>lung</text:p>
            <text:p text:style-name="Table_20_Contents">node factors: <text:s/>[&lt;DiscreteFactor representing phi(lung:2, smoke:2) at 0x12d7b6c50&gt;, &lt;DiscreteFactor representing phi(either:2, lung:2, tub:2) at 0x12d7b6950&gt;]</text:p>
            <text:p text:style-name="Table_20_Contents"/>
            <text:p text:style-name="Table_20_Contents">node considered: <text:s/>bronc</text:p>
            <text:p text:style-name="Table_20_Contents">node factors: <text:s/>[&lt;DiscreteFactor representing phi(bronc:2, smoke:2) at 0x12d7b6910&gt;, &lt;DiscreteFactor representing phi(dysp:2, bronc:2, either:2) at 0x12d7b6850&gt;]</text:p>
            <text:p text:style-name="Table_20_Contents"/>
            <text:p text:style-name="Table_20_Contents">node considered: <text:s/>either</text:p>
            <text:p text:style-name="Table_20_Contents">node factors: <text:s/>[&lt;DiscreteFactor representing phi(either:2, lung:2, tub:2) at 0x12d7b6950&gt;, &lt;DiscreteFactor representing phi(xray:2, either:2) at 0x12d7b6a10&gt;, &lt;DiscreteFactor representing phi(dysp:2, bronc:2, either:2) at 0x12d7b6850&gt;]</text:p>
            <text:p text:style-name="Table_20_Contents"><text:soft-page-break/></text:p>
            <text:p text:style-name="Table_20_Contents">node considered: <text:s/>xray</text:p>
            <text:p text:style-name="Table_20_Contents">node factors: <text:s/>[&lt;DiscreteFactor representing phi(xray:2, either:2) at 0x12d7b6a10&gt;]</text:p>
            <text:p text:style-name="Table_20_Contents"/>
            <text:p text:style-name="Table_20_Contents">node considered: <text:s/>dysp</text:p>
            <text:p text:style-name="Table_20_Contents">node factors: <text:s/>[&lt;DiscreteFactor representing phi(dysp:2, bronc:2, either:2) at 0x12d7b6850&gt;]</text:p>
            <text:p text:style-name="Table_20_Contents"/>
            <text:p text:style-name="Table_20_Contents">------------------- query for <text:s/>['asia'] --------------------</text:p>
            <text:p text:style-name="Table_20_Contents">relevant variables: <text:s/>['asia']</text:p>
            <text:p text:style-name="Table_20_Contents">variables to remove: <text:s/>['bronc', 'dysp', 'either', 'lung', 'smoke', 'tub', 'xray']</text:p>
            <text:p text:style-name="Table_20_Contents">list of variables to_eliminate: <text:s/>[]</text:p>
            <text:p text:style-name="Table_20_Contents">heuristic: <text:s/>MinFill</text:p>
            <text:p text:style-name="Table_20_Contents">en get_elimination_order................</text:p>
            <text:p text:style-name="Table_20_Contents">Nodes: <text:s/>[]</text:p>
            <text:p text:style-name="Table_20_Contents">elimination order: <text:s/>[]</text:p>
            <text:p text:style-name="Table_20_Contents">node retrieving working factors: <text:s/>asia</text:p>
            <text:p text:style-name="Table_20_Contents">----------- final_distribution --------------</text:p>
            <text:p text:style-name="Table_20_Contents">[&lt;DiscreteFactor representing phi(asia:2) at 0x1092c7950&gt;]</text:p>
            <text:p text:style-name="Table_20_Contents">---------------------------------------------</text:p>
            <text:p text:style-name="Table_20_Contents">first variable: <text:s/>asia</text:p>
            <text:p text:style-name="Table_20_Contents"/>
            <text:p text:style-name="Table_20_Contents">------------------- query for <text:s/>['smoke'] --------------------</text:p>
            <text:p text:style-name="Table_20_Contents">relevant variables: <text:s/>['smoke']</text:p>
            <text:p text:style-name="Table_20_Contents">variables to remove: <text:s/>['asia', 'bronc', 'dysp', 'either', 'lung', 'tub', 'xray']</text:p>
            <text:p text:style-name="Table_20_Contents">list of variables to_eliminate: <text:s/>[]</text:p>
            <text:p text:style-name="Table_20_Contents">heuristic: <text:s/>MinFill</text:p>
            <text:p text:style-name="Table_20_Contents">en get_elimination_order................</text:p>
            <text:p text:style-name="Table_20_Contents">Nodes: <text:s/>[]</text:p>
            <text:p text:style-name="Table_20_Contents">elimination order: <text:s/>[]</text:p>
            <text:p text:style-name="Table_20_Contents">node retrieving working factors: <text:s/>smoke</text:p>
            <text:p text:style-name="Table_20_Contents">----------- final_distribution --------------</text:p>
            <text:p text:style-name="Table_20_Contents">[&lt;DiscreteFactor representing phi(smoke:2) at 0x12d7b6890&gt;]</text:p>
            <text:p text:style-name="Table_20_Contents"><text:soft-page-break/>---------------------------------------------</text:p>
            <text:p text:style-name="Table_20_Contents">first variable: <text:s/>smoke</text:p>
            <text:p text:style-name="Table_20_Contents"/>
            <text:p text:style-name="Table_20_Contents">------------------- query for <text:s/>['tub', 'asia'] --------------------</text:p>
            <text:p text:style-name="Table_20_Contents">relevant variables: <text:s/>['asia', 'tub']</text:p>
            <text:p text:style-name="Table_20_Contents">variables to remove: <text:s/>['bronc', 'dysp', 'either', 'lung', 'smoke', 'xray']</text:p>
            <text:p text:style-name="Table_20_Contents">list of variables to_eliminate: <text:s/>[]</text:p>
            <text:p text:style-name="Table_20_Contents">heuristic: <text:s/>MinFill</text:p>
            <text:p text:style-name="Table_20_Contents">en get_elimination_order................</text:p>
            <text:p text:style-name="Table_20_Contents">Nodes: <text:s/>[]</text:p>
            <text:p text:style-name="Table_20_Contents">elimination order: <text:s/>[]</text:p>
            <text:p text:style-name="Table_20_Contents">node retrieving working factors: <text:s/>asia</text:p>
            <text:p text:style-name="Table_20_Contents">node retrieving working factors: <text:s/>tub</text:p>
            <text:p text:style-name="Table_20_Contents">----------- final_distribution --------------</text:p>
            <text:p text:style-name="Table_20_Contents">[&lt;DiscreteFactor representing phi(tub:2, asia:2) at 0x1092c7690&gt;, &lt;DiscreteFactor representing phi(asia:2) at 0x1092c7950&gt;, &lt;DiscreteFactor representing phi(tub:2, asia:2) at 0x1092c7690&gt;]</text:p>
            <text:p text:style-name="Table_20_Contents">---------------------------------------------</text:p>
            <text:p text:style-name="Table_20_Contents">first variable: <text:s/>tub</text:p>
            <text:p text:style-name="Table_20_Contents"/>
            <text:p text:style-name="Table_20_Contents">------------------- query for <text:s/>['lung', 'smoke'] --------------------</text:p>
            <text:p text:style-name="Table_20_Contents">relevant variables: <text:s/>['smoke', 'lung']</text:p>
            <text:p text:style-name="Table_20_Contents">variables to remove: <text:s/>['asia', 'bronc', 'dysp', 'either', 'tub', 'xray']</text:p>
            <text:p text:style-name="Table_20_Contents">list of variables to_eliminate: <text:s/>[]</text:p>
            <text:p text:style-name="Table_20_Contents">heuristic: <text:s/>MinFill</text:p>
            <text:p text:style-name="Table_20_Contents">en get_elimination_order................</text:p>
            <text:p text:style-name="Table_20_Contents">Nodes: <text:s/>[]</text:p>
            <text:p text:style-name="Table_20_Contents">elimination order: <text:s/>[]</text:p>
            <text:p text:style-name="Table_20_Contents">node retrieving working factors: <text:s/>lung</text:p>
            <text:p text:style-name="Table_20_Contents">node retrieving working factors: <text:s/>smoke</text:p>
            <text:p text:style-name="Table_20_Contents">----------- final_distribution --------------</text:p>
            <text:p text:style-name="Table_20_Contents">[&lt;DiscreteFactor representing phi(lung:2, smoke:2) at 0x12d7b6c50&gt;, &lt;DiscreteFactor representing phi(smoke:2) at 0x12d7b6890&gt;, &lt;DiscreteFactor representing phi(lung:2, smoke:2) at 0x12d7b6c50&gt;]</text:p>
            <text:p text:style-name="Table_20_Contents"><text:soft-page-break/>---------------------------------------------</text:p>
            <text:p text:style-name="Table_20_Contents">first variable: <text:s/>lung</text:p>
            <text:p text:style-name="Table_20_Contents"/>
            <text:p text:style-name="Table_20_Contents">------------------- query for <text:s/>['either', 'tub', 'lung'] --------------------</text:p>
            <text:p text:style-name="Table_20_Contents">relevant variables: <text:s/>['asia', 'tub', 'smoke', 'lung', 'either']</text:p>
            <text:p text:style-name="Table_20_Contents">variables to remove: <text:s/>['bronc', 'dysp', 'xray']</text:p>
            <text:p text:style-name="Table_20_Contents">list of variables to_eliminate: <text:s/>['asia', 'smoke']</text:p>
            <text:p text:style-name="Table_20_Contents">heuristic: <text:s/>MinFill</text:p>
            <text:p text:style-name="Table_20_Contents">en get_elimination_order................</text:p>
            <text:p text:style-name="Table_20_Contents">Nodes: <text:s/>['asia', 'smoke']</text:p>
            <text:p text:style-name="Table_20_Contents">scores: <text:s/>OrderedDict([('asia', 0), ('smoke', 1)])</text:p>
            <text:p text:style-name="Table_20_Contents">scores: <text:s/>OrderedDict([('smoke', 1)])</text:p>
            <text:p text:style-name="Table_20_Contents">elimination order: <text:s/>['asia', 'smoke']</text:p>
            <text:p text:style-name="Table_20_Contents">********** <text:s text:c="2"/>elimination of <text:s/>asia</text:p>
            <text:p text:style-name="Table_20_Contents">------------ involved factors ----------------</text:p>
            <text:p text:style-name="Table_20_Contents">+----------+-----------+-----------------+</text:p>
            <text:p text:style-name="Table_20_Contents">| tub <text:s text:c="5"/>| asia <text:s text:c="5"/>| <text:s text:c="2"/>phi(tub,asia) |</text:p>
            <text:p text:style-name="Table_20_Contents">+==========+===========+=================+</text:p>
            <text:p text:style-name="Table_20_Contents">| tub(yes) | asia(yes) | <text:s text:c="9"/>0.0500 |</text:p>
            <text:p text:style-name="Table_20_Contents">+----------+-----------+-----------------+</text:p>
            <text:p text:style-name="Table_20_Contents">| tub(yes) | asia(no) <text:s/>| <text:s text:c="9"/>0.0100 |</text:p>
            <text:p text:style-name="Table_20_Contents">+----------+-----------+-----------------+</text:p>
            <text:p text:style-name="Table_20_Contents">| tub(no) <text:s/>| asia(yes) | <text:s text:c="9"/>0.9500 |</text:p>
            <text:p text:style-name="Table_20_Contents">+----------+-----------+-----------------+</text:p>
            <text:p text:style-name="Table_20_Contents">| tub(no) <text:s/>| asia(no) <text:s/>| <text:s text:c="9"/>0.9900 |</text:p>
            <text:p text:style-name="Table_20_Contents">+----------+-----------+-----------------+</text:p>
            <text:p text:style-name="Table_20_Contents">+-----------+-------------+</text:p>
            <text:p text:style-name="Table_20_Contents">| asia <text:s text:c="5"/>| <text:s text:c="2"/>phi(asia) |</text:p>
            <text:p text:style-name="Table_20_Contents">+===========+=============+</text:p>
            <text:p text:style-name="Table_20_Contents">| asia(yes) | <text:s text:c="5"/>0.0100 |</text:p>
            <text:p text:style-name="Table_20_Contents">+-----------+-------------+</text:p>
            <text:p text:style-name="Table_20_Contents">| asia(no) <text:s/>| <text:s text:c="5"/>0.9900 |</text:p>
            <text:p text:style-name="Table_20_Contents">+-----------+-------------+</text:p>
            <text:p text:style-name="Table_20_Contents">----------------------------------------------</text:p>
            <text:p text:style-name="Table_20_Contents"><text:soft-page-break/>********** <text:s text:c="2"/>elimination of <text:s/>smoke</text:p>
            <text:p text:style-name="Table_20_Contents">------------ involved factors ----------------</text:p>
            <text:p text:style-name="Table_20_Contents">+------------+--------------+</text:p>
            <text:p text:style-name="Table_20_Contents">| smoke <text:s text:c="5"/>| <text:s text:c="2"/>phi(smoke) |</text:p>
            <text:p text:style-name="Table_20_Contents">+============+==============+</text:p>
            <text:p text:style-name="Table_20_Contents">| smoke(yes) | <text:s text:c="6"/>0.5000 |</text:p>
            <text:p text:style-name="Table_20_Contents">+------------+--------------+</text:p>
            <text:p text:style-name="Table_20_Contents">| smoke(no) <text:s/>| <text:s text:c="6"/>0.5000 |</text:p>
            <text:p text:style-name="Table_20_Contents">+------------+--------------+</text:p>
            <text:p text:style-name="Table_20_Contents">+-----------+------------+-------------------+</text:p>
            <text:p text:style-name="Table_20_Contents">| lung <text:s text:c="5"/>| smoke <text:s text:c="5"/>| <text:s text:c="2"/>phi(lung,smoke) |</text:p>
            <text:p text:style-name="Table_20_Contents">+===========+============+===================+</text:p>
            <text:p text:style-name="Table_20_Contents">| lung(yes) | smoke(yes) | <text:s text:c="11"/>0.1000 |</text:p>
            <text:p text:style-name="Table_20_Contents">+-----------+------------+-------------------+</text:p>
            <text:p text:style-name="Table_20_Contents">| lung(yes) | smoke(no) <text:s/>| <text:s text:c="11"/>0.0100 |</text:p>
            <text:p text:style-name="Table_20_Contents">+-----------+------------+-------------------+</text:p>
            <text:p text:style-name="Table_20_Contents">| lung(no) <text:s/>| smoke(yes) | <text:s text:c="11"/>0.9000 |</text:p>
            <text:p text:style-name="Table_20_Contents">+-----------+------------+-------------------+</text:p>
            <text:p text:style-name="Table_20_Contents">| lung(no) <text:s/>| smoke(no) <text:s/>| <text:s text:c="11"/>0.9900 |</text:p>
            <text:p text:style-name="Table_20_Contents">+-----------+------------+-------------------+</text:p>
            <text:p text:style-name="Table_20_Contents">----------------------------------------------</text:p>
            <text:p text:style-name="Table_20_Contents">node retrieving working factors: <text:s/>either</text:p>
            <text:p text:style-name="Table_20_Contents">node retrieving working factors: <text:s/>lung</text:p>
            <text:p text:style-name="Table_20_Contents">node retrieving working factors: <text:s/>tub</text:p>
            <text:p text:style-name="Table_20_Contents">----------- final_distribution --------------</text:p>
            <text:p text:style-name="Table_20_Contents">[&lt;DiscreteFactor representing phi(either:2, lung:2, tub:2) at 0x12d7b6950&gt;, &lt;DiscreteFactor representing phi(either:2, lung:2, tub:2) at 0x12d7b6950&gt;, &lt;DiscreteFactor representing phi(lung:2) at 0x12d64b6d0&gt;, &lt;DiscreteFactor representing phi(either:2, lung:2, tub:2) at 0x12d7b6950&gt;, &lt;DiscreteFactor representing phi(tub:2) at 0x12d646dd0&gt;]</text:p>
            <text:p text:style-name="Table_20_Contents">---------------------------------------------</text:p>
            <text:p text:style-name="Table_20_Contents">first variable: <text:s/>either</text:p>
            <text:p text:style-name="Table_20_Contents"/>
            <text:p text:style-name="Table_20_Contents"/>
            <text:p text:style-name="Table_20_Contents"><text:soft-page-break/>------------------- query for <text:s/>['bronc', 'smoke'] --------------------</text:p>
            <text:p text:style-name="Table_20_Contents">relevant variables: <text:s/>['smoke', 'bronc']</text:p>
            <text:p text:style-name="Table_20_Contents">variables to remove: <text:s/>['asia', 'dysp', 'either', 'lung', 'tub', 'xray']</text:p>
            <text:p text:style-name="Table_20_Contents">list of variables to_eliminate: <text:s/>[]</text:p>
            <text:p text:style-name="Table_20_Contents">heuristic: <text:s/>MinFill</text:p>
            <text:p text:style-name="Table_20_Contents">en get_elimination_order................</text:p>
            <text:p text:style-name="Table_20_Contents">Nodes: <text:s/>[]</text:p>
            <text:p text:style-name="Table_20_Contents">elimination order: <text:s/>[]</text:p>
            <text:p text:style-name="Table_20_Contents">node retrieving working factors: <text:s/>bronc</text:p>
            <text:p text:style-name="Table_20_Contents">node retrieving working factors: <text:s/>smoke</text:p>
            <text:p text:style-name="Table_20_Contents">----------- final_distribution --------------</text:p>
            <text:p text:style-name="Table_20_Contents">[&lt;DiscreteFactor representing phi(bronc:2, smoke:2) at 0x12d7b6910&gt;, &lt;DiscreteFactor representing phi(smoke:2) at 0x12d7b6890&gt;, &lt;DiscreteFactor representing phi(bronc:2, smoke:2) at 0x12d7b6910&gt;]</text:p>
            <text:p text:style-name="Table_20_Contents">---------------------------------------------</text:p>
            <text:p text:style-name="Table_20_Contents">first variable: <text:s/>bronc</text:p>
            <text:p text:style-name="Table_20_Contents"/>
            <text:p text:style-name="Table_20_Contents">------------------- query for <text:s/>['xray', 'either'] --------------------</text:p>
            <text:p text:style-name="Table_20_Contents">relevant variables: <text:s/>['asia', 'tub', 'smoke', 'lung', 'either', 'xray']</text:p>
            <text:p text:style-name="Table_20_Contents">variables to remove: <text:s/>['bronc', 'dysp']</text:p>
            <text:p text:style-name="Table_20_Contents">list of variables to_eliminate: <text:s/>['asia', 'lung', 'smoke', 'tub']</text:p>
            <text:p text:style-name="Table_20_Contents">heuristic: <text:s/>MinFill</text:p>
            <text:p text:style-name="Table_20_Contents">en get_elimination_order................</text:p>
            <text:p text:style-name="Table_20_Contents">Nodes: <text:s/>['asia', 'lung', 'smoke', 'tub']</text:p>
            <text:p text:style-name="Table_20_Contents">scores: <text:s/>OrderedDict([('asia', 0), ('lung', 0), ('smoke', 1), ('tub', 0)])</text:p>
            <text:p text:style-name="Table_20_Contents">scores: <text:s/>OrderedDict([('lung', 0), ('smoke', 1), ('tub', 0)])</text:p>
            <text:p text:style-name="Table_20_Contents">scores: <text:s/>OrderedDict([('smoke', 0), ('tub', 0)])</text:p>
            <text:p text:style-name="Table_20_Contents">scores: <text:s/>OrderedDict([('tub', 0)])</text:p>
            <text:p text:style-name="Table_20_Contents">elimination order: <text:s/>['asia', 'lung', 'smoke', 'tub']</text:p>
            <text:p text:style-name="Table_20_Contents">********** <text:s text:c="2"/>elimination of <text:s/>asia</text:p>
            <text:p text:style-name="Table_20_Contents">------------ involved factors ----------------</text:p>
            <text:p text:style-name="Table_20_Contents">+----------+-----------+-----------------+</text:p>
            <text:p text:style-name="Table_20_Contents">| tub <text:s text:c="5"/>| asia <text:s text:c="5"/>| <text:s text:c="2"/>phi(tub,asia) |</text:p>
            <text:p text:style-name="Table_20_Contents">+==========+===========+=================+</text:p>
            <text:p text:style-name="Table_20_Contents"><text:soft-page-break/>| tub(yes) | asia(yes) | <text:s text:c="9"/>0.0500 |</text:p>
            <text:p text:style-name="Table_20_Contents">+----------+-----------+-----------------+</text:p>
            <text:p text:style-name="Table_20_Contents">| tub(yes) | asia(no) <text:s/>| <text:s text:c="9"/>0.0100 |</text:p>
            <text:p text:style-name="Table_20_Contents">+----------+-----------+-----------------+</text:p>
            <text:p text:style-name="Table_20_Contents">| tub(no) <text:s/>| asia(yes) | <text:s text:c="9"/>0.9500 |</text:p>
            <text:p text:style-name="Table_20_Contents">+----------+-----------+-----------------+</text:p>
            <text:p text:style-name="Table_20_Contents">| tub(no) <text:s/>| asia(no) <text:s/>| <text:s text:c="9"/>0.9900 |</text:p>
            <text:p text:style-name="Table_20_Contents">+----------+-----------+-----------------+</text:p>
            <text:p text:style-name="Table_20_Contents">+-----------+-------------+</text:p>
            <text:p text:style-name="Table_20_Contents">| asia <text:s text:c="5"/>| <text:s text:c="2"/>phi(asia) |</text:p>
            <text:p text:style-name="Table_20_Contents">+===========+=============+</text:p>
            <text:p text:style-name="Table_20_Contents">| asia(yes) | <text:s text:c="5"/>0.0100 |</text:p>
            <text:p text:style-name="Table_20_Contents">+-----------+-------------+</text:p>
            <text:p text:style-name="Table_20_Contents">| asia(no) <text:s/>| <text:s text:c="5"/>0.9900 |</text:p>
            <text:p text:style-name="Table_20_Contents">+-----------+-------------+</text:p>
            <text:p text:style-name="Table_20_Contents">----------------------------------------------</text:p>
            <text:p text:style-name="Table_20_Contents">********** <text:s text:c="2"/>elimination of <text:s/>lung</text:p>
            <text:p text:style-name="Table_20_Contents">------------ involved factors ----------------</text:p>
            <text:p text:style-name="Table_20_Contents">+-------------+-----------+----------+------------------------+</text:p>
            <text:p text:style-name="Table_20_Contents">| either <text:s text:c="5"/>| lung <text:s text:c="5"/>| tub <text:s text:c="5"/>| <text:s text:c="2"/>phi(either,lung,tub) |</text:p>
            <text:p text:style-name="Table_20_Contents">+=============+===========+==========+========================+</text:p>
            <text:p text:style-name="Table_20_Contents">| either(yes) | lung(yes) | tub(yes) | <text:s text:c="16"/>1.0000 |</text:p>
            <text:p text:style-name="Table_20_Contents">+-------------+-----------+----------+------------------------+</text:p>
            <text:p text:style-name="Table_20_Contents">| either(yes) | lung(yes) | tub(no) <text:s/>| <text:s text:c="16"/>1.0000 |</text:p>
            <text:p text:style-name="Table_20_Contents">+-------------+-----------+----------+------------------------+</text:p>
            <text:p text:style-name="Table_20_Contents">| either(yes) | lung(no) <text:s/>| tub(yes) | <text:s text:c="16"/>1.0000 |</text:p>
            <text:p text:style-name="Table_20_Contents">+-------------+-----------+----------+------------------------+</text:p>
            <text:p text:style-name="Table_20_Contents">| either(yes) | lung(no) <text:s/>| tub(no) <text:s/>| <text:s text:c="16"/>0.0000 |</text:p>
            <text:p text:style-name="Table_20_Contents">+-------------+-----------+----------+------------------------+</text:p>
            <text:p text:style-name="Table_20_Contents">| either(no) <text:s/>| lung(yes) | tub(yes) | <text:s text:c="16"/>0.0000 |</text:p>
            <text:p text:style-name="Table_20_Contents">+-------------+-----------+----------+------------------------+</text:p>
            <text:p text:style-name="Table_20_Contents">| either(no) <text:s/>| lung(yes) | tub(no) <text:s/>| <text:s text:c="16"/>0.0000 |</text:p>
            <text:p text:style-name="Table_20_Contents">+-------------+-----------+----------+------------------------+</text:p>
            <text:p text:style-name="Table_20_Contents"><text:soft-page-break/>| either(no) <text:s/>| lung(no) <text:s/>| tub(yes) | <text:s text:c="16"/>0.0000 |</text:p>
            <text:p text:style-name="Table_20_Contents">+-------------+-----------+----------+------------------------+</text:p>
            <text:p text:style-name="Table_20_Contents">| either(no) <text:s/>| lung(no) <text:s/>| tub(no) <text:s/>| <text:s text:c="16"/>1.0000 |</text:p>
            <text:p text:style-name="Table_20_Contents">+-------------+-----------+----------+------------------------+</text:p>
            <text:p text:style-name="Table_20_Contents">+-----------+------------+-------------------+</text:p>
            <text:p text:style-name="Table_20_Contents">| lung <text:s text:c="5"/>| smoke <text:s text:c="5"/>| <text:s text:c="2"/>phi(lung,smoke) |</text:p>
            <text:p text:style-name="Table_20_Contents">+===========+============+===================+</text:p>
            <text:p text:style-name="Table_20_Contents">| lung(yes) | smoke(yes) | <text:s text:c="11"/>0.1000 |</text:p>
            <text:p text:style-name="Table_20_Contents">+-----------+------------+-------------------+</text:p>
            <text:p text:style-name="Table_20_Contents">| lung(yes) | smoke(no) <text:s/>| <text:s text:c="11"/>0.0100 |</text:p>
            <text:p text:style-name="Table_20_Contents">+-----------+------------+-------------------+</text:p>
            <text:p text:style-name="Table_20_Contents">| lung(no) <text:s/>| smoke(yes) | <text:s text:c="11"/>0.9000 |</text:p>
            <text:p text:style-name="Table_20_Contents">+-----------+------------+-------------------+</text:p>
            <text:p text:style-name="Table_20_Contents">| lung(no) <text:s/>| smoke(no) <text:s/>| <text:s text:c="11"/>0.9900 |</text:p>
            <text:p text:style-name="Table_20_Contents">+-----------+------------+-------------------+</text:p>
            <text:p text:style-name="Table_20_Contents">----------------------------------------------</text:p>
            <text:p text:style-name="Table_20_Contents">********** <text:s text:c="2"/>elimination of <text:s/>smoke</text:p>
            <text:p text:style-name="Table_20_Contents">------------ involved factors ----------------</text:p>
            <text:p text:style-name="Table_20_Contents">+------------+--------------+</text:p>
            <text:p text:style-name="Table_20_Contents">| smoke <text:s text:c="5"/>| <text:s text:c="2"/>phi(smoke) |</text:p>
            <text:p text:style-name="Table_20_Contents">+============+==============+</text:p>
            <text:p text:style-name="Table_20_Contents">| smoke(yes) | <text:s text:c="6"/>0.5000 |</text:p>
            <text:p text:style-name="Table_20_Contents">+------------+--------------+</text:p>
            <text:p text:style-name="Table_20_Contents">| smoke(no) <text:s/>| <text:s text:c="6"/>0.5000 |</text:p>
            <text:p text:style-name="Table_20_Contents">+------------+--------------+</text:p>
            <text:p text:style-name="Table_20_Contents">+-------------+----------+------------+-------------------------+</text:p>
            <text:p text:style-name="Table_20_Contents">| either <text:s text:c="5"/>| tub <text:s text:c="5"/>| smoke <text:s text:c="5"/>| <text:s text:c="2"/>phi(either,tub,smoke) |</text:p>
            <text:p text:style-name="Table_20_Contents">+=============+==========+============+=========================+</text:p>
            <text:p text:style-name="Table_20_Contents">| either(yes) | tub(yes) | smoke(yes) | <text:s text:c="17"/>1.0000 |</text:p>
            <text:p text:style-name="Table_20_Contents">+-------------+----------+------------+-------------------------+</text:p>
            <text:p text:style-name="Table_20_Contents">| either(yes) | tub(yes) | smoke(no) <text:s/>| <text:s text:c="17"/>1.0000 |</text:p>
            <text:p text:style-name="Table_20_Contents">+-------------+----------+------------+-------------------------+</text:p>
            <text:p text:style-name="Table_20_Contents">| either(yes) | tub(no) <text:s/>| smoke(yes) | <text:s text:c="17"/>0.1000 |</text:p>
            <text:p text:style-name="Table_20_Contents"><text:soft-page-break/>+-------------+----------+------------+-------------------------+</text:p>
            <text:p text:style-name="Table_20_Contents">| either(yes) | tub(no) <text:s/>| smoke(no) <text:s/>| <text:s text:c="17"/>0.0100 |</text:p>
            <text:p text:style-name="Table_20_Contents">+-------------+----------+------------+-------------------------+</text:p>
            <text:p text:style-name="Table_20_Contents">| either(no) <text:s/>| tub(yes) | smoke(yes) | <text:s text:c="17"/>0.0000 |</text:p>
            <text:p text:style-name="Table_20_Contents">+-------------+----------+------------+-------------------------+</text:p>
            <text:p text:style-name="Table_20_Contents">| either(no) <text:s/>| tub(yes) | smoke(no) <text:s/>| <text:s text:c="17"/>0.0000 |</text:p>
            <text:p text:style-name="Table_20_Contents">+-------------+----------+------------+-------------------------+</text:p>
            <text:p text:style-name="Table_20_Contents">| either(no) <text:s/>| tub(no) <text:s/>| smoke(yes) | <text:s text:c="17"/>0.9000 |</text:p>
            <text:p text:style-name="Table_20_Contents">+-------------+----------+------------+-------------------------+</text:p>
            <text:p text:style-name="Table_20_Contents">| either(no) <text:s/>| tub(no) <text:s/>| smoke(no) <text:s/>| <text:s text:c="17"/>0.9900 |</text:p>
            <text:p text:style-name="Table_20_Contents">+-------------+----------+------------+-------------------------+</text:p>
            <text:p text:style-name="Table_20_Contents">----------------------------------------------</text:p>
            <text:p text:style-name="Table_20_Contents">********** <text:s text:c="2"/>elimination of <text:s/>tub</text:p>
            <text:p text:style-name="Table_20_Contents">------------ involved factors ----------------</text:p>
            <text:p text:style-name="Table_20_Contents">+-------------+----------+-------------------+</text:p>
            <text:p text:style-name="Table_20_Contents">| either <text:s text:c="5"/>| tub <text:s text:c="5"/>| <text:s text:c="2"/>phi(either,tub) |</text:p>
            <text:p text:style-name="Table_20_Contents">+=============+==========+===================+</text:p>
            <text:p text:style-name="Table_20_Contents">| either(yes) | tub(yes) | <text:s text:c="11"/>1.0000 |</text:p>
            <text:p text:style-name="Table_20_Contents">+-------------+----------+-------------------+</text:p>
            <text:p text:style-name="Table_20_Contents">| either(yes) | tub(no) <text:s/>| <text:s text:c="11"/>0.0550 |</text:p>
            <text:p text:style-name="Table_20_Contents">+-------------+----------+-------------------+</text:p>
            <text:p text:style-name="Table_20_Contents">| either(no) <text:s/>| tub(yes) | <text:s text:c="11"/>0.0000 |</text:p>
            <text:p text:style-name="Table_20_Contents">+-------------+----------+-------------------+</text:p>
            <text:p text:style-name="Table_20_Contents">| either(no) <text:s/>| tub(no) <text:s/>| <text:s text:c="11"/>0.9450 |</text:p>
            <text:p text:style-name="Table_20_Contents">+-------------+----------+-------------------+</text:p>
            <text:p text:style-name="Table_20_Contents">+----------+------------+</text:p>
            <text:p text:style-name="Table_20_Contents">| tub <text:s text:c="5"/>| <text:s text:c="2"/>phi(tub) |</text:p>
            <text:p text:style-name="Table_20_Contents">+==========+============+</text:p>
            <text:p text:style-name="Table_20_Contents">| tub(yes) | <text:s text:c="4"/>0.0104 |</text:p>
            <text:p text:style-name="Table_20_Contents">+----------+------------+</text:p>
            <text:p text:style-name="Table_20_Contents">| tub(no) <text:s/>| <text:s text:c="4"/>0.9896 |</text:p>
            <text:p text:style-name="Table_20_Contents">+----------+------------+</text:p>
            <text:p text:style-name="Table_20_Contents">----------------------------------------------</text:p>
            <text:p text:style-name="Table_20_Contents">node retrieving working factors: <text:s/>either</text:p>
            <text:p text:style-name="Table_20_Contents"><text:soft-page-break/>node retrieving working factors: <text:s/>xray</text:p>
            <text:p text:style-name="Table_20_Contents">----------- final_distribution --------------</text:p>
            <text:p text:style-name="Table_20_Contents">[&lt;DiscreteFactor representing phi(xray:2, either:2) at 0x12d7b6a10&gt;, &lt;DiscreteFactor representing phi(either:2) at 0x12d7b6d90&gt;, &lt;DiscreteFactor representing phi(xray:2, either:2) at 0x12d7b6a10&gt;]</text:p>
            <text:p text:style-name="Table_20_Contents">---------------------------------------------</text:p>
            <text:p text:style-name="Table_20_Contents">first variable: <text:s/>xray</text:p>
            <text:p text:style-name="Table_20_Contents"/>
            <text:p text:style-name="Table_20_Contents">------------------- query for <text:s/>['dysp', 'either', 'bronc'] --------------------</text:p>
            <text:p text:style-name="Table_20_Contents">relevant variables: <text:s/>['asia', 'tub', 'smoke', 'lung', 'bronc', 'either', 'dysp']</text:p>
            <text:p text:style-name="Table_20_Contents">variables to remove: <text:s/>['xray']</text:p>
            <text:p text:style-name="Table_20_Contents">list of variables to_eliminate: <text:s/>['asia', 'lung', 'smoke', 'tub']</text:p>
            <text:p text:style-name="Table_20_Contents">heuristic: <text:s/>MinFill</text:p>
            <text:p text:style-name="Table_20_Contents">en get_elimination_order................</text:p>
            <text:p text:style-name="Table_20_Contents">Nodes: <text:s/>['asia', 'lung', 'smoke', 'tub']</text:p>
            <text:p text:style-name="Table_20_Contents">scores: <text:s/>OrderedDict([('asia', 0), ('lung', 0), ('smoke', 1), ('tub', 0)])</text:p>
            <text:p text:style-name="Table_20_Contents">scores: <text:s/>OrderedDict([('lung', 0), ('smoke', 1), ('tub', 0)])</text:p>
            <text:p text:style-name="Table_20_Contents">scores: <text:s/>OrderedDict([('smoke', 0), ('tub', 0)])</text:p>
            <text:p text:style-name="Table_20_Contents">scores: <text:s/>OrderedDict([('tub', 0)])</text:p>
            <text:p text:style-name="Table_20_Contents">elimination order: <text:s/>['asia', 'lung', 'smoke', 'tub']</text:p>
            <text:p text:style-name="Table_20_Contents">********** <text:s text:c="2"/>elimination of <text:s/>asia</text:p>
            <text:p text:style-name="Table_20_Contents">------------ involved factors ----------------</text:p>
            <text:p text:style-name="Table_20_Contents">+----------+-----------+-----------------+</text:p>
            <text:p text:style-name="Table_20_Contents">| tub <text:s text:c="5"/>| asia <text:s text:c="5"/>| <text:s text:c="2"/>phi(tub,asia) |</text:p>
            <text:p text:style-name="Table_20_Contents">+==========+===========+=================+</text:p>
            <text:p text:style-name="Table_20_Contents">| tub(yes) | asia(yes) | <text:s text:c="9"/>0.0500 |</text:p>
            <text:p text:style-name="Table_20_Contents">+----------+-----------+-----------------+</text:p>
            <text:p text:style-name="Table_20_Contents">| tub(yes) | asia(no) <text:s/>| <text:s text:c="9"/>0.0100 |</text:p>
            <text:p text:style-name="Table_20_Contents">+----------+-----------+-----------------+</text:p>
            <text:p text:style-name="Table_20_Contents">| tub(no) <text:s/>| asia(yes) | <text:s text:c="9"/>0.9500 |</text:p>
            <text:p text:style-name="Table_20_Contents">+----------+-----------+-----------------+</text:p>
            <text:p text:style-name="Table_20_Contents">| tub(no) <text:s/>| asia(no) <text:s/>| <text:s text:c="9"/>0.9900 |</text:p>
            <text:p text:style-name="Table_20_Contents">+----------+-----------+-----------------+</text:p>
            <text:p text:style-name="Table_20_Contents">+-----------+-------------+</text:p>
            <text:p text:style-name="Table_20_Contents"><text:soft-page-break/>| asia <text:s text:c="5"/>| <text:s text:c="2"/>phi(asia) |</text:p>
            <text:p text:style-name="Table_20_Contents">+===========+=============+</text:p>
            <text:p text:style-name="Table_20_Contents">| asia(yes) | <text:s text:c="5"/>0.0100 |</text:p>
            <text:p text:style-name="Table_20_Contents">+-----------+-------------+</text:p>
            <text:p text:style-name="Table_20_Contents">| asia(no) <text:s/>| <text:s text:c="5"/>0.9900 |</text:p>
            <text:p text:style-name="Table_20_Contents">+-----------+-------------+</text:p>
            <text:p text:style-name="Table_20_Contents">----------------------------------------------</text:p>
            <text:p text:style-name="Table_20_Contents">********** <text:s text:c="2"/>elimination of <text:s/>lung</text:p>
            <text:p text:style-name="Table_20_Contents">------------ involved factors ----------------</text:p>
            <text:p text:style-name="Table_20_Contents">+-------------+-----------+----------+------------------------+</text:p>
            <text:p text:style-name="Table_20_Contents">| either <text:s text:c="5"/>| lung <text:s text:c="5"/>| tub <text:s text:c="5"/>| <text:s text:c="2"/>phi(either,lung,tub) |</text:p>
            <text:p text:style-name="Table_20_Contents">+=============+===========+==========+========================+</text:p>
            <text:p text:style-name="Table_20_Contents">| either(yes) | lung(yes) | tub(yes) | <text:s text:c="16"/>1.0000 |</text:p>
            <text:p text:style-name="Table_20_Contents">+-------------+-----------+----------+------------------------+</text:p>
            <text:p text:style-name="Table_20_Contents">| either(yes) | lung(yes) | tub(no) <text:s/>| <text:s text:c="16"/>1.0000 |</text:p>
            <text:p text:style-name="Table_20_Contents">+-------------+-----------+----------+------------------------+</text:p>
            <text:p text:style-name="Table_20_Contents">| either(yes) | lung(no) <text:s/>| tub(yes) | <text:s text:c="16"/>1.0000 |</text:p>
            <text:p text:style-name="Table_20_Contents">+-------------+-----------+----------+------------------------+</text:p>
            <text:p text:style-name="Table_20_Contents">| either(yes) | lung(no) <text:s/>| tub(no) <text:s/>| <text:s text:c="16"/>0.0000 |</text:p>
            <text:p text:style-name="Table_20_Contents">+-------------+-----------+----------+------------------------+</text:p>
            <text:p text:style-name="Table_20_Contents">| either(no) <text:s/>| lung(yes) | tub(yes) | <text:s text:c="16"/>0.0000 |</text:p>
            <text:p text:style-name="Table_20_Contents">+-------------+-----------+----------+------------------------+</text:p>
            <text:p text:style-name="Table_20_Contents">| either(no) <text:s/>| lung(yes) | tub(no) <text:s/>| <text:s text:c="16"/>0.0000 |</text:p>
            <text:p text:style-name="Table_20_Contents">+-------------+-----------+----------+------------------------+</text:p>
            <text:p text:style-name="Table_20_Contents">| either(no) <text:s/>| lung(no) <text:s/>| tub(yes) | <text:s text:c="16"/>0.0000 |</text:p>
            <text:p text:style-name="Table_20_Contents">+-------------+-----------+----------+------------------------+</text:p>
            <text:p text:style-name="Table_20_Contents">| either(no) <text:s/>| lung(no) <text:s/>| tub(no) <text:s/>| <text:s text:c="16"/>1.0000 |</text:p>
            <text:p text:style-name="Table_20_Contents">+-------------+-----------+----------+------------------------+</text:p>
            <text:p text:style-name="Table_20_Contents">+-----------+------------+-------------------+</text:p>
            <text:p text:style-name="Table_20_Contents">| lung <text:s text:c="5"/>| smoke <text:s text:c="5"/>| <text:s text:c="2"/>phi(lung,smoke) |</text:p>
            <text:p text:style-name="Table_20_Contents">+===========+============+===================+</text:p>
            <text:p text:style-name="Table_20_Contents">| lung(yes) | smoke(yes) | <text:s text:c="11"/>0.1000 |</text:p>
            <text:p text:style-name="Table_20_Contents">+-----------+------------+-------------------+</text:p>
            <text:p text:style-name="Table_20_Contents"><text:soft-page-break/>| lung(yes) | smoke(no) <text:s/>| <text:s text:c="11"/>0.0100 |</text:p>
            <text:p text:style-name="Table_20_Contents">+-----------+------------+-------------------+</text:p>
            <text:p text:style-name="Table_20_Contents">| lung(no) <text:s/>| smoke(yes) | <text:s text:c="11"/>0.9000 |</text:p>
            <text:p text:style-name="Table_20_Contents">+-----------+------------+-------------------+</text:p>
            <text:p text:style-name="Table_20_Contents">| lung(no) <text:s/>| smoke(no) <text:s/>| <text:s text:c="11"/>0.9900 |</text:p>
            <text:p text:style-name="Table_20_Contents">+-----------+------------+-------------------+</text:p>
            <text:p text:style-name="Table_20_Contents">----------------------------------------------</text:p>
            <text:p text:style-name="Table_20_Contents">********** <text:s text:c="2"/>elimination of <text:s/>smoke</text:p>
            <text:p text:style-name="Table_20_Contents">------------ involved factors ----------------</text:p>
            <text:p text:style-name="Table_20_Contents">+------------+--------------+</text:p>
            <text:p text:style-name="Table_20_Contents">| smoke <text:s text:c="5"/>| <text:s text:c="2"/>phi(smoke) |</text:p>
            <text:p text:style-name="Table_20_Contents">+============+==============+</text:p>
            <text:p text:style-name="Table_20_Contents">| smoke(yes) | <text:s text:c="6"/>0.5000 |</text:p>
            <text:p text:style-name="Table_20_Contents">+------------+--------------+</text:p>
            <text:p text:style-name="Table_20_Contents">| smoke(no) <text:s/>| <text:s text:c="6"/>0.5000 |</text:p>
            <text:p text:style-name="Table_20_Contents">+------------+--------------+</text:p>
            <text:p text:style-name="Table_20_Contents">+------------+------------+--------------------+</text:p>
            <text:p text:style-name="Table_20_Contents">| bronc <text:s text:c="5"/>| smoke <text:s text:c="5"/>| <text:s text:c="2"/>phi(bronc,smoke) |</text:p>
            <text:p text:style-name="Table_20_Contents">+============+============+====================+</text:p>
            <text:p text:style-name="Table_20_Contents">| bronc(yes) | smoke(yes) | <text:s text:c="12"/>0.6000 |</text:p>
            <text:p text:style-name="Table_20_Contents">+------------+------------+--------------------+</text:p>
            <text:p text:style-name="Table_20_Contents">| bronc(yes) | smoke(no) <text:s/>| <text:s text:c="12"/>0.3000 |</text:p>
            <text:p text:style-name="Table_20_Contents">+------------+------------+--------------------+</text:p>
            <text:p text:style-name="Table_20_Contents">| bronc(no) <text:s/>| smoke(yes) | <text:s text:c="12"/>0.4000 |</text:p>
            <text:p text:style-name="Table_20_Contents">+------------+------------+--------------------+</text:p>
            <text:p text:style-name="Table_20_Contents">| bronc(no) <text:s/>| smoke(no) <text:s/>| <text:s text:c="12"/>0.7000 |</text:p>
            <text:p text:style-name="Table_20_Contents">+------------+------------+--------------------+</text:p>
            <text:p text:style-name="Table_20_Contents">+-------------+----------+------------+-------------------------+</text:p>
            <text:p text:style-name="Table_20_Contents">| either <text:s text:c="5"/>| tub <text:s text:c="5"/>| smoke <text:s text:c="5"/>| <text:s text:c="2"/>phi(either,tub,smoke) |</text:p>
            <text:p text:style-name="Table_20_Contents">+=============+==========+============+=========================+</text:p>
            <text:p text:style-name="Table_20_Contents">| either(yes) | tub(yes) | smoke(yes) | <text:s text:c="17"/>1.0000 |</text:p>
            <text:p text:style-name="Table_20_Contents">+-------------+----------+------------+-------------------------+</text:p>
            <text:p text:style-name="Table_20_Contents">| either(yes) | tub(yes) | smoke(no) <text:s/>| <text:s text:c="17"/>1.0000 |</text:p>
            <text:p text:style-name="Table_20_Contents"><text:soft-page-break/>+-------------+----------+------------+-------------------------+</text:p>
            <text:p text:style-name="Table_20_Contents">| either(yes) | tub(no) <text:s/>| smoke(yes) | <text:s text:c="17"/>0.1000 |</text:p>
            <text:p text:style-name="Table_20_Contents">+-------------+----------+------------+-------------------------+</text:p>
            <text:p text:style-name="Table_20_Contents">| either(yes) | tub(no) <text:s/>| smoke(no) <text:s/>| <text:s text:c="17"/>0.0100 |</text:p>
            <text:p text:style-name="Table_20_Contents">+-------------+----------+------------+-------------------------+</text:p>
            <text:p text:style-name="Table_20_Contents">| either(no) <text:s/>| tub(yes) | smoke(yes) | <text:s text:c="17"/>0.0000 |</text:p>
            <text:p text:style-name="Table_20_Contents">+-------------+----------+------------+-------------------------+</text:p>
            <text:p text:style-name="Table_20_Contents">| either(no) <text:s/>| tub(yes) | smoke(no) <text:s/>| <text:s text:c="17"/>0.0000 |</text:p>
            <text:p text:style-name="Table_20_Contents">+-------------+----------+------------+-------------------------+</text:p>
            <text:p text:style-name="Table_20_Contents">| either(no) <text:s/>| tub(no) <text:s/>| smoke(yes) | <text:s text:c="17"/>0.9000 |</text:p>
            <text:p text:style-name="Table_20_Contents">+-------------+----------+------------+-------------------------+</text:p>
            <text:p text:style-name="Table_20_Contents">| either(no) <text:s/>| tub(no) <text:s/>| smoke(no) <text:s/>| <text:s text:c="17"/>0.9900 |</text:p>
            <text:p text:style-name="Table_20_Contents">+-------------+----------+------------+-------------------------+</text:p>
            <text:p text:style-name="Table_20_Contents">----------------------------------------------</text:p>
            <text:p text:style-name="Table_20_Contents">********** <text:s text:c="2"/>elimination of <text:s/>tub</text:p>
            <text:p text:style-name="Table_20_Contents">------------ involved factors ----------------</text:p>
            <text:p text:style-name="Table_20_Contents">+------------+-------------+----------+-------------------------+</text:p>
            <text:p text:style-name="Table_20_Contents">| bronc <text:s text:c="5"/>| either <text:s text:c="5"/>| tub <text:s text:c="5"/>| <text:s text:c="2"/>phi(bronc,either,tub) |</text:p>
            <text:p text:style-name="Table_20_Contents">+============+=============+==========+=========================+</text:p>
            <text:p text:style-name="Table_20_Contents">| bronc(yes) | either(yes) | tub(yes) | <text:s text:c="17"/>0.4500 |</text:p>
            <text:p text:style-name="Table_20_Contents">+------------+-------------+----------+-------------------------+</text:p>
            <text:p text:style-name="Table_20_Contents">| bronc(yes) | either(yes) | tub(no) <text:s/>| <text:s text:c="17"/>0.0315 |</text:p>
            <text:p text:style-name="Table_20_Contents">+------------+-------------+----------+-------------------------+</text:p>
            <text:p text:style-name="Table_20_Contents">| bronc(yes) | either(no) <text:s/>| tub(yes) | <text:s text:c="17"/>0.0000 |</text:p>
            <text:p text:style-name="Table_20_Contents">+------------+-------------+----------+-------------------------+</text:p>
            <text:p text:style-name="Table_20_Contents">| bronc(yes) | either(no) <text:s/>| tub(no) <text:s/>| <text:s text:c="17"/>0.4185 |</text:p>
            <text:p text:style-name="Table_20_Contents">+------------+-------------+----------+-------------------------+</text:p>
            <text:p text:style-name="Table_20_Contents">| bronc(no) <text:s/>| either(yes) | tub(yes) | <text:s text:c="17"/>0.5500 |</text:p>
            <text:p text:style-name="Table_20_Contents">+------------+-------------+----------+-------------------------+</text:p>
            <text:p text:style-name="Table_20_Contents">| bronc(no) <text:s/>| either(yes) | tub(no) <text:s/>| <text:s text:c="17"/>0.0235 |</text:p>
            <text:p text:style-name="Table_20_Contents">+------------+-------------+----------+-------------------------+</text:p>
            <text:p text:style-name="Table_20_Contents">| bronc(no) <text:s/>| either(no) <text:s/>| tub(yes) | <text:s text:c="17"/>0.0000 |</text:p>
            <text:p text:style-name="Table_20_Contents">+------------+-------------+----------+-------------------------+</text:p>
            <text:p text:style-name="Table_20_Contents"><text:soft-page-break/>| bronc(no) <text:s/>| either(no) <text:s/>| tub(no) <text:s/>| <text:s text:c="17"/>0.5265 |</text:p>
            <text:p text:style-name="Table_20_Contents">+------------+-------------+----------+-------------------------+</text:p>
            <text:p text:style-name="Table_20_Contents">+----------+------------+</text:p>
            <text:p text:style-name="Table_20_Contents">| tub <text:s text:c="5"/>| <text:s text:c="2"/>phi(tub) |</text:p>
            <text:p text:style-name="Table_20_Contents">+==========+============+</text:p>
            <text:p text:style-name="Table_20_Contents">| tub(yes) | <text:s text:c="4"/>0.0104 |</text:p>
            <text:p text:style-name="Table_20_Contents">+----------+------------+</text:p>
            <text:p text:style-name="Table_20_Contents">| tub(no) <text:s/>| <text:s text:c="4"/>0.9896 |</text:p>
            <text:p text:style-name="Table_20_Contents">+----------+------------+</text:p>
            <text:p text:style-name="Table_20_Contents">----------------------------------------------</text:p>
            <text:p text:style-name="Table_20_Contents">node retrieving working factors: <text:s/>bronc</text:p>
            <text:p text:style-name="Table_20_Contents">node retrieving working factors: <text:s/>dysp</text:p>
            <text:p text:style-name="Table_20_Contents">node retrieving working factors: <text:s/>either</text:p>
            <text:p text:style-name="Table_20_Contents">----------- final_distribution --------------</text:p>
            <text:p text:style-name="Table_20_Contents">[&lt;DiscreteFactor representing phi(dysp:2, bronc:2, either:2) at 0x12d7b6850&gt;, &lt;DiscreteFactor representing phi(bronc:2, either:2) at 0x12d7b6dd0&gt;, &lt;DiscreteFactor representing phi(dysp:2, bronc:2, either:2) at 0x12d7b6850&gt;, &lt;DiscreteFactor representing phi(bronc:2, either:2) at 0x12d7b6dd0&gt;, &lt;DiscreteFactor representing phi(dysp:2, bronc:2, either:2) at 0x12d7b6850&gt;]</text:p>
            <text:p text:style-name="Table_20_Contents">---------------------------------------------</text:p>
            <text:p text:style-name="Table_20_Contents">first variable: <text:s/>dysp</text:p>
            <text:p text:style-name="Table_20_Contents">matches: <text:s/>6</text:p>
            <text:p text:style-name="Table_20_Contents">operations stored: <text:s/>15</text:p>
            <text:p text:style-name="Table_20_Contents"/>
            <text:p text:style-name="Table_20_Contents">class of queries: <text:s/>&lt;class 'list'&gt;</text:p>
            <text:p text:style-name="Table_20_Contents">('asia', &lt;DiscreteFactor representing phi(asia:2) at 0x12c220490&gt;)</text:p>
            <text:p text:style-name="Table_20_Contents">('smoke', &lt;DiscreteFactor representing phi(smoke:2) at 0x12c2202d0&gt;)</text:p>
            <text:p text:style-name="Table_20_Contents">('tub', &lt;DiscreteFactor representing phi(tub:2, asia:2) at 0x12d5f2d50&gt;)</text:p>
            <text:p text:style-name="Table_20_Contents">('lung', &lt;DiscreteFactor representing phi(lung:2, smoke:2) at 0x12c220310&gt;)</text:p>
            <text:p text:style-name="Table_20_Contents">('either', &lt;DiscreteFactor representing phi(either:2, lung:2, tub:2) at 0x12d66b910&gt;)</text:p>
            <text:p text:style-name="Table_20_Contents">('bronc', &lt;DiscreteFactor representing phi(bronc:2, smoke:2) at <text:soft-page-break/>0x12d662a50&gt;)</text:p>
            <text:p text:style-name="Table_20_Contents">('xray', &lt;DiscreteFactor representing phi(xray:2, either:2) at 0x12d5e2e90&gt;)</text:p>
            <text:p text:style-name="Table_20_Contents">('dysp', &lt;DiscreteFactor representing phi(dysp:2, bronc:2, either:2) at 0x12d7b6e10&gt;)</text:p>
          </table:table-cell>
          <table:table-cell table:style-name="Table1.A1" office:value-type="string">
            <text:p text:style-name="Table_20_Contents"/>
            <text:p text:style-name="Table_20_Contents">['asia', 'tub', 'smoke', 'lung', 'bronc', 'either', 'xray', 'dysp']</text:p>
            <text:p text:style-name="Table_20_Contents">node considered: <text:s/>asia</text:p>
            <text:p text:style-name="Table_20_Contents"/>
            <text:p text:style-name="Table_20_Contents">node factors: <text:s/>[&lt;DiscreteFactor representing phi(asia:2) at 0x12aa39610&gt;, &lt;DiscreteFactor representing phi(tub:2, asia:2) at 0x12aa39150&gt;]</text:p>
            <text:p text:style-name="Table_20_Contents"/>
            <text:p text:style-name="Table_20_Contents">node considered: <text:s/>tub</text:p>
            <text:p text:style-name="Table_20_Contents">node factors: <text:s/>[&lt;DiscreteFactor representing phi(tub:2, asia:2) at 0x12aa39150&gt;, &lt;DiscreteFactor representing phi(either:2, lung:2, tub:2) at 0x12aa39ed0&gt;]</text:p>
            <text:p text:style-name="Table_20_Contents"/>
            <text:p text:style-name="Table_20_Contents">node considered: <text:s/>smoke</text:p>
            <text:p text:style-name="Table_20_Contents">node factors: <text:s/>[&lt;DiscreteFactor representing phi(smoke:2) at 0x12aa39790&gt;, &lt;DiscreteFactor representing phi(lung:2, smoke:2) at 0x12aa39850&gt;, &lt;DiscreteFactor representing phi(bronc:2, smoke:2) at 0x12aa39650&gt;]</text:p>
            <text:p text:style-name="Table_20_Contents"/>
            <text:p text:style-name="Table_20_Contents">node considered: <text:s/>lung</text:p>
            <text:p text:style-name="Table_20_Contents">node factors: <text:s/>[&lt;DiscreteFactor representing phi(lung:2, smoke:2) at 0x12aa39850&gt;, &lt;DiscreteFactor representing phi(either:2, lung:2, tub:2) at 0x12aa39ed0&gt;]</text:p>
            <text:p text:style-name="Table_20_Contents"/>
            <text:p text:style-name="Table_20_Contents">node considered: <text:s/>bronc</text:p>
            <text:p text:style-name="Table_20_Contents">node factors: <text:s/>[&lt;DiscreteFactor representing phi(bronc:2, smoke:2) at 0x12aa39650&gt;, &lt;DiscreteFactor representing phi(dysp:2, bronc:2, either:2) at 0x12aa39a90&gt;]</text:p>
            <text:p text:style-name="Table_20_Contents"/>
            <text:p text:style-name="Table_20_Contents">node considered: <text:s/>either</text:p>
            <text:p text:style-name="Table_20_Contents">node factors: <text:s/>[&lt;DiscreteFactor representing phi(either:2, lung:2, tub:2) at 0x12aa39ed0&gt;, &lt;DiscreteFactor representing phi(xray:2, either:2) at 0x12aa39e50&gt;, &lt;DiscreteFactor representing phi(dysp:2, bronc:2, either:2) at 0x12aa39a90&gt;]</text:p>
            <text:p text:style-name="Table_20_Contents"><text:soft-page-break/></text:p>
            <text:p text:style-name="Table_20_Contents">node considered: <text:s/>xray</text:p>
            <text:p text:style-name="Table_20_Contents">node factors: <text:s/>[&lt;DiscreteFactor representing phi(xray:2, either:2) at 0x12aa39e50&gt;]</text:p>
            <text:p text:style-name="Table_20_Contents"/>
            <text:p text:style-name="Table_20_Contents">node considered: <text:s/>dysp</text:p>
            <text:p text:style-name="Table_20_Contents">node factors: <text:s/>[&lt;DiscreteFactor representing phi(dysp:2, bronc:2, either:2) at 0x12aa39a90&gt;]</text:p>
            <text:p text:style-name="Table_20_Contents"/>
            <text:p text:style-name="Table_20_Contents">------------------- query for <text:s/>['asia'] --------------------</text:p>
            <text:p text:style-name="Table_20_Contents">relevant variables: <text:s/>['asia']</text:p>
            <text:p text:style-name="Table_20_Contents">variables to remove: <text:s/>['bronc', 'dysp', 'either', 'lung', 'smoke', 'tub', 'xray']</text:p>
            <text:p text:style-name="Table_20_Contents">list of variables to_eliminate: <text:s/>[]</text:p>
            <text:p text:style-name="Table_20_Contents">heuristic: <text:s/>MinFill</text:p>
            <text:p text:style-name="Table_20_Contents">en get_elimination_order................</text:p>
            <text:p text:style-name="Table_20_Contents">Nodes: <text:s/>[]</text:p>
            <text:p text:style-name="Table_20_Contents">elimination order: <text:s/>[]</text:p>
            <text:p text:style-name="Table_20_Contents">node retrieving working factors: <text:s/>asia</text:p>
            <text:p text:style-name="Table_20_Contents">----------- final_distribution --------------</text:p>
            <text:p text:style-name="Table_20_Contents">[&lt;DiscreteFactor representing phi(asia:2) at 0x12aa39610&gt;]</text:p>
            <text:p text:style-name="Table_20_Contents">---------------------------------------------</text:p>
            <text:p text:style-name="Table_20_Contents">first variable: <text:s/>asia</text:p>
            <text:p text:style-name="Table_20_Contents"/>
            <text:p text:style-name="Table_20_Contents">------------------- query for <text:s/>['smoke'] --------------------</text:p>
            <text:p text:style-name="Table_20_Contents">relevant variables: <text:s/>['smoke']</text:p>
            <text:p text:style-name="Table_20_Contents">variables to remove: <text:s/>['asia', 'bronc', 'dysp', 'either', 'lung', 'tub', 'xray']</text:p>
            <text:p text:style-name="Table_20_Contents">list of variables to_eliminate: <text:s/>[]</text:p>
            <text:p text:style-name="Table_20_Contents">heuristic: <text:s/>MinFill</text:p>
            <text:p text:style-name="Table_20_Contents">en get_elimination_order................</text:p>
            <text:p text:style-name="Table_20_Contents">Nodes: <text:s/>[]</text:p>
            <text:p text:style-name="Table_20_Contents">elimination order: <text:s/>[]</text:p>
            <text:p text:style-name="Table_20_Contents">node retrieving working factors: <text:s/>smoke</text:p>
            <text:p text:style-name="Table_20_Contents">----------- final_distribution --------------</text:p>
            <text:p text:style-name="Table_20_Contents">[&lt;DiscreteFactor representing phi(smoke:2) at 0x12aa39790&gt;]</text:p>
            <text:p text:style-name="Table_20_Contents"><text:soft-page-break/>---------------------------------------------</text:p>
            <text:p text:style-name="Table_20_Contents">first variable: <text:s/>smoke</text:p>
            <text:p text:style-name="Table_20_Contents"/>
            <text:p text:style-name="Table_20_Contents">------------------- query for <text:s/>['tub', 'asia'] --------------------</text:p>
            <text:p text:style-name="Table_20_Contents">relevant variables: <text:s/>['asia', 'tub']</text:p>
            <text:p text:style-name="Table_20_Contents">variables to remove: <text:s/>['bronc', 'dysp', 'either', 'lung', 'smoke', 'xray']</text:p>
            <text:p text:style-name="Table_20_Contents">list of variables to_eliminate: <text:s/>[]</text:p>
            <text:p text:style-name="Table_20_Contents">heuristic: <text:s/>MinFill</text:p>
            <text:p text:style-name="Table_20_Contents">en get_elimination_order................</text:p>
            <text:p text:style-name="Table_20_Contents">Nodes: <text:s/>[]</text:p>
            <text:p text:style-name="Table_20_Contents">elimination order: <text:s/>[]</text:p>
            <text:p text:style-name="Table_20_Contents">node retrieving working factors: <text:s/>asia</text:p>
            <text:p text:style-name="Table_20_Contents">node retrieving working factors: <text:s/>tub</text:p>
            <text:p text:style-name="Table_20_Contents">----------- final_distribution --------------</text:p>
            <text:p text:style-name="Table_20_Contents">[&lt;DiscreteFactor representing phi(tub:2, asia:2) at 0x12aa39150&gt;, &lt;DiscreteFactor representing phi(asia:2) at 0x12aa39610&gt;, &lt;DiscreteFactor representing phi(tub:2, asia:2) at 0x12aa39150&gt;]</text:p>
            <text:p text:style-name="Table_20_Contents">---------------------------------------------</text:p>
            <text:p text:style-name="Table_20_Contents">first variable: <text:s/>tub</text:p>
            <text:p text:style-name="Table_20_Contents"/>
            <text:p text:style-name="Table_20_Contents">------------------- query for <text:s/>['lung', 'smoke'] --------------------</text:p>
            <text:p text:style-name="Table_20_Contents">relevant variables: <text:s/>['smoke', 'lung']</text:p>
            <text:p text:style-name="Table_20_Contents">variables to remove: <text:s/>['asia', 'bronc', 'dysp', 'either', 'tub', 'xray']</text:p>
            <text:p text:style-name="Table_20_Contents">list of variables to_eliminate: <text:s/>[]</text:p>
            <text:p text:style-name="Table_20_Contents">heuristic: <text:s/>MinFill</text:p>
            <text:p text:style-name="Table_20_Contents">en get_elimination_order................</text:p>
            <text:p text:style-name="Table_20_Contents">Nodes: <text:s/>[]</text:p>
            <text:p text:style-name="Table_20_Contents">elimination order: <text:s/>[]</text:p>
            <text:p text:style-name="Table_20_Contents">node retrieving working factors: <text:s/>lung</text:p>
            <text:p text:style-name="Table_20_Contents">node retrieving working factors: <text:s/>smoke</text:p>
            <text:p text:style-name="Table_20_Contents">----------- final_distribution --------------</text:p>
            <text:p text:style-name="Table_20_Contents">[&lt;DiscreteFactor representing phi(lung:2, smoke:2) at 0x12aa39850&gt;, &lt;DiscreteFactor representing phi(smoke:2) at 0x12aa39790&gt;, &lt;DiscreteFactor representing phi(lung:2, smoke:2) at 0x12aa39850&gt;]</text:p>
            <text:p text:style-name="Table_20_Contents"><text:soft-page-break/>---------------------------------------------</text:p>
            <text:p text:style-name="Table_20_Contents">first variable: <text:s/>lung</text:p>
            <text:p text:style-name="Table_20_Contents"/>
            <text:p text:style-name="Table_20_Contents">------------------- query for <text:s/>['either', 'tub', 'lung'] --------------------</text:p>
            <text:p text:style-name="Table_20_Contents">relevant variables: <text:s/>['asia', 'tub', 'smoke', 'lung', 'either']</text:p>
            <text:p text:style-name="Table_20_Contents">variables to remove: <text:s/>['bronc', 'dysp', 'xray']</text:p>
            <text:p text:style-name="Table_20_Contents">list of variables to_eliminate: <text:s/>['asia', 'smoke']</text:p>
            <text:p text:style-name="Table_20_Contents">heuristic: <text:s/>MinFill</text:p>
            <text:p text:style-name="Table_20_Contents">en get_elimination_order................</text:p>
            <text:p text:style-name="Table_20_Contents">Nodes: <text:s/>['asia', 'smoke']</text:p>
            <text:p text:style-name="Table_20_Contents">scores: <text:s/>OrderedDict([('asia', 0), ('smoke', 1)])</text:p>
            <text:p text:style-name="Table_20_Contents">scores: <text:s/>OrderedDict([('smoke', 1)])</text:p>
            <text:p text:style-name="Table_20_Contents">elimination order: <text:s/>['asia', 'smoke']</text:p>
            <text:p text:style-name="Table_20_Contents">********** <text:s text:c="2"/>elimination of <text:s/>asia</text:p>
            <text:p text:style-name="Table_20_Contents">------------ involved factors ----------------</text:p>
            <text:p text:style-name="Table_20_Contents">+----------+-----------+-----------------+</text:p>
            <text:p text:style-name="Table_20_Contents">| tub <text:s text:c="5"/>| asia <text:s text:c="5"/>| <text:s text:c="2"/>phi(tub,asia) |</text:p>
            <text:p text:style-name="Table_20_Contents">+==========+===========+=================+</text:p>
            <text:p text:style-name="Table_20_Contents">| tub(yes) | asia(yes) | <text:s text:c="9"/>0.0500 |</text:p>
            <text:p text:style-name="Table_20_Contents">+----------+-----------+-----------------+</text:p>
            <text:p text:style-name="Table_20_Contents">| tub(yes) | asia(no) <text:s/>| <text:s text:c="9"/>0.0100 |</text:p>
            <text:p text:style-name="Table_20_Contents">+----------+-----------+-----------------+</text:p>
            <text:p text:style-name="Table_20_Contents">| tub(no) <text:s/>| asia(yes) | <text:s text:c="9"/>0.9500 |</text:p>
            <text:p text:style-name="Table_20_Contents">+----------+-----------+-----------------+</text:p>
            <text:p text:style-name="Table_20_Contents">| tub(no) <text:s/>| asia(no) <text:s/>| <text:s text:c="9"/>0.9900 |</text:p>
            <text:p text:style-name="Table_20_Contents">+----------+-----------+-----------------+</text:p>
            <text:p text:style-name="Table_20_Contents">+-----------+-------------+</text:p>
            <text:p text:style-name="Table_20_Contents">| asia <text:s text:c="5"/>| <text:s text:c="2"/>phi(asia) |</text:p>
            <text:p text:style-name="Table_20_Contents">+===========+=============+</text:p>
            <text:p text:style-name="Table_20_Contents">| asia(yes) | <text:s text:c="5"/>0.0100 |</text:p>
            <text:p text:style-name="Table_20_Contents">+-----------+-------------+</text:p>
            <text:p text:style-name="Table_20_Contents">| asia(no) <text:s/>| <text:s text:c="5"/>0.9900 |</text:p>
            <text:p text:style-name="Table_20_Contents">+-----------+-------------+</text:p>
            <text:p text:style-name="Table_20_Contents">----------------------------------------------</text:p>
            <text:p text:style-name="Table_20_Contents"><text:soft-page-break/>********** <text:s text:c="2"/>elimination of <text:s/>smoke</text:p>
            <text:p text:style-name="Table_20_Contents">------------ involved factors ----------------</text:p>
            <text:p text:style-name="Table_20_Contents">+------------+--------------+</text:p>
            <text:p text:style-name="Table_20_Contents">| smoke <text:s text:c="5"/>| <text:s text:c="2"/>phi(smoke) |</text:p>
            <text:p text:style-name="Table_20_Contents">+============+==============+</text:p>
            <text:p text:style-name="Table_20_Contents">| smoke(yes) | <text:s text:c="6"/>0.5000 |</text:p>
            <text:p text:style-name="Table_20_Contents">+------------+--------------+</text:p>
            <text:p text:style-name="Table_20_Contents">| smoke(no) <text:s/>| <text:s text:c="6"/>0.5000 |</text:p>
            <text:p text:style-name="Table_20_Contents">+------------+--------------+</text:p>
            <text:p text:style-name="Table_20_Contents">+-----------+------------+-------------------+</text:p>
            <text:p text:style-name="Table_20_Contents">| lung <text:s text:c="5"/>| smoke <text:s text:c="5"/>| <text:s text:c="2"/>phi(lung,smoke) |</text:p>
            <text:p text:style-name="Table_20_Contents">+===========+============+===================+</text:p>
            <text:p text:style-name="Table_20_Contents">| lung(yes) | smoke(yes) | <text:s text:c="11"/>0.1000 |</text:p>
            <text:p text:style-name="Table_20_Contents">+-----------+------------+-------------------+</text:p>
            <text:p text:style-name="Table_20_Contents">| lung(yes) | smoke(no) <text:s/>| <text:s text:c="11"/>0.0100 |</text:p>
            <text:p text:style-name="Table_20_Contents">+-----------+------------+-------------------+</text:p>
            <text:p text:style-name="Table_20_Contents">| lung(no) <text:s/>| smoke(yes) | <text:s text:c="11"/>0.9000 |</text:p>
            <text:p text:style-name="Table_20_Contents">+-----------+------------+-------------------+</text:p>
            <text:p text:style-name="Table_20_Contents">| lung(no) <text:s/>| smoke(no) <text:s/>| <text:s text:c="11"/>0.9900 |</text:p>
            <text:p text:style-name="Table_20_Contents">+-----------+------------+-------------------+</text:p>
            <text:p text:style-name="Table_20_Contents">----------------------------------------------</text:p>
            <text:p text:style-name="Table_20_Contents">node retrieving working factors: <text:s/>either</text:p>
            <text:p text:style-name="Table_20_Contents">node retrieving working factors: <text:s/>lung</text:p>
            <text:p text:style-name="Table_20_Contents">node retrieving working factors: <text:s/>tub</text:p>
            <text:p text:style-name="Table_20_Contents">----------- final_distribution --------------</text:p>
            <text:p text:style-name="Table_20_Contents">[&lt;DiscreteFactor representing phi(either:2, lung:2, tub:2) at 0x12aa39ed0&gt;, &lt;DiscreteFactor representing phi(lung:2) at 0x12a8c9d10&gt;, &lt;DiscreteFactor representing phi(either:2, lung:2, tub:2) at 0x12aa39ed0&gt;, &lt;DiscreteFactor representing phi(tub:2) at 0x1294a3390&gt;, &lt;DiscreteFactor representing phi(either:2, lung:2, tub:2) at 0x12aa39ed0&gt;]</text:p>
            <text:p text:style-name="Table_20_Contents">---------------------------------------------</text:p>
            <text:p text:style-name="Table_20_Contents">first variable: <text:s/>either</text:p>
            <text:p text:style-name="Table_20_Contents"/>
            <text:p text:style-name="Table_20_Contents"/>
            <text:p text:style-name="Table_20_Contents"><text:soft-page-break/>------------------- query for <text:s/>['bronc', 'smoke'] --------------------</text:p>
            <text:p text:style-name="Table_20_Contents">relevant variables: <text:s/>['smoke', 'bronc']</text:p>
            <text:p text:style-name="Table_20_Contents">variables to remove: <text:s/>['asia', 'dysp', 'either', 'lung', 'tub', 'xray']</text:p>
            <text:p text:style-name="Table_20_Contents">list of variables to_eliminate: <text:s/>[]</text:p>
            <text:p text:style-name="Table_20_Contents">heuristic: <text:s/>MinFill</text:p>
            <text:p text:style-name="Table_20_Contents">en get_elimination_order................</text:p>
            <text:p text:style-name="Table_20_Contents">Nodes: <text:s/>[]</text:p>
            <text:p text:style-name="Table_20_Contents">elimination order: <text:s/>[]</text:p>
            <text:p text:style-name="Table_20_Contents">node retrieving working factors: <text:s/>bronc</text:p>
            <text:p text:style-name="Table_20_Contents">node retrieving working factors: <text:s/>smoke</text:p>
            <text:p text:style-name="Table_20_Contents">----------- final_distribution --------------</text:p>
            <text:p text:style-name="Table_20_Contents">[&lt;DiscreteFactor representing phi(bronc:2, smoke:2) at 0x12aa39650&gt;, &lt;DiscreteFactor representing phi(bronc:2, smoke:2) at 0x12aa39650&gt;, &lt;DiscreteFactor representing phi(smoke:2) at 0x12aa39790&gt;]</text:p>
            <text:p text:style-name="Table_20_Contents">---------------------------------------------</text:p>
            <text:p text:style-name="Table_20_Contents">first variable: <text:s/>bronc</text:p>
            <text:p text:style-name="Table_20_Contents"/>
            <text:p text:style-name="Table_20_Contents">------------------- query for <text:s/>['xray', 'either'] --------------------</text:p>
            <text:p text:style-name="Table_20_Contents">relevant variables: <text:s/>['asia', 'tub', 'smoke', 'lung', 'either', 'xray']</text:p>
            <text:p text:style-name="Table_20_Contents">variables to remove: <text:s/>['bronc', 'dysp']</text:p>
            <text:p text:style-name="Table_20_Contents">list of variables to_eliminate: <text:s/>['asia', 'lung', 'smoke', 'tub']</text:p>
            <text:p text:style-name="Table_20_Contents">heuristic: <text:s/>MinFill</text:p>
            <text:p text:style-name="Table_20_Contents">en get_elimination_order................</text:p>
            <text:p text:style-name="Table_20_Contents">Nodes: <text:s/>['asia', 'lung', 'smoke', 'tub']</text:p>
            <text:p text:style-name="Table_20_Contents">scores: <text:s/>OrderedDict([('asia', 0), ('lung', 0), ('smoke', 1), ('tub', 0)])</text:p>
            <text:p text:style-name="Table_20_Contents">scores: <text:s/>OrderedDict([('lung', 0), ('smoke', 1), ('tub', 0)])</text:p>
            <text:p text:style-name="Table_20_Contents">scores: <text:s/>OrderedDict([('smoke', 0), ('tub', 0)])</text:p>
            <text:p text:style-name="Table_20_Contents">scores: <text:s/>OrderedDict([('tub', 0)])</text:p>
            <text:p text:style-name="Table_20_Contents">elimination order: <text:s/>['asia', 'lung', 'smoke', 'tub']</text:p>
            <text:p text:style-name="Table_20_Contents">********** <text:s text:c="2"/>elimination of <text:s/>asia</text:p>
            <text:p text:style-name="Table_20_Contents">------------ involved factors ----------------</text:p>
            <text:p text:style-name="Table_20_Contents">+----------+-----------+-----------------+</text:p>
            <text:p text:style-name="Table_20_Contents">| tub <text:s text:c="5"/>| asia <text:s text:c="5"/>| <text:s text:c="2"/>phi(tub,asia) |</text:p>
            <text:p text:style-name="Table_20_Contents">+==========+===========+=================+</text:p>
            <text:p text:style-name="Table_20_Contents"><text:soft-page-break/>| tub(yes) | asia(yes) | <text:s text:c="9"/>0.0500 |</text:p>
            <text:p text:style-name="Table_20_Contents">+----------+-----------+-----------------+</text:p>
            <text:p text:style-name="Table_20_Contents">| tub(yes) | asia(no) <text:s/>| <text:s text:c="9"/>0.0100 |</text:p>
            <text:p text:style-name="Table_20_Contents">+----------+-----------+-----------------+</text:p>
            <text:p text:style-name="Table_20_Contents">| tub(no) <text:s/>| asia(yes) | <text:s text:c="9"/>0.9500 |</text:p>
            <text:p text:style-name="Table_20_Contents">+----------+-----------+-----------------+</text:p>
            <text:p text:style-name="Table_20_Contents">| tub(no) <text:s/>| asia(no) <text:s/>| <text:s text:c="9"/>0.9900 |</text:p>
            <text:p text:style-name="Table_20_Contents">+----------+-----------+-----------------+</text:p>
            <text:p text:style-name="Table_20_Contents">+-----------+-------------+</text:p>
            <text:p text:style-name="Table_20_Contents">| asia <text:s text:c="5"/>| <text:s text:c="2"/>phi(asia) |</text:p>
            <text:p text:style-name="Table_20_Contents">+===========+=============+</text:p>
            <text:p text:style-name="Table_20_Contents">| asia(yes) | <text:s text:c="5"/>0.0100 |</text:p>
            <text:p text:style-name="Table_20_Contents">+-----------+-------------+</text:p>
            <text:p text:style-name="Table_20_Contents">| asia(no) <text:s/>| <text:s text:c="5"/>0.9900 |</text:p>
            <text:p text:style-name="Table_20_Contents">+-----------+-------------+</text:p>
            <text:p text:style-name="Table_20_Contents">----------------------------------------------</text:p>
            <text:p text:style-name="Table_20_Contents">********** <text:s text:c="2"/>elimination of <text:s/>lung</text:p>
            <text:p text:style-name="Table_20_Contents">------------ involved factors ----------------</text:p>
            <text:p text:style-name="Table_20_Contents">+-------------+-----------+----------+------------------------+</text:p>
            <text:p text:style-name="Table_20_Contents">| either <text:s text:c="5"/>| lung <text:s text:c="5"/>| tub <text:s text:c="5"/>| <text:s text:c="2"/>phi(either,lung,tub) |</text:p>
            <text:p text:style-name="Table_20_Contents">+=============+===========+==========+========================+</text:p>
            <text:p text:style-name="Table_20_Contents">| either(yes) | lung(yes) | tub(yes) | <text:s text:c="16"/>1.0000 |</text:p>
            <text:p text:style-name="Table_20_Contents">+-------------+-----------+----------+------------------------+</text:p>
            <text:p text:style-name="Table_20_Contents">| either(yes) | lung(yes) | tub(no) <text:s/>| <text:s text:c="16"/>1.0000 |</text:p>
            <text:p text:style-name="Table_20_Contents">+-------------+-----------+----------+------------------------+</text:p>
            <text:p text:style-name="Table_20_Contents">| either(yes) | lung(no) <text:s/>| tub(yes) | <text:s text:c="16"/>1.0000 |</text:p>
            <text:p text:style-name="Table_20_Contents">+-------------+-----------+----------+------------------------+</text:p>
            <text:p text:style-name="Table_20_Contents">| either(yes) | lung(no) <text:s/>| tub(no) <text:s/>| <text:s text:c="16"/>0.0000 |</text:p>
            <text:p text:style-name="Table_20_Contents">+-------------+-----------+----------+------------------------+</text:p>
            <text:p text:style-name="Table_20_Contents">| either(no) <text:s/>| lung(yes) | tub(yes) | <text:s text:c="16"/>0.0000 |</text:p>
            <text:p text:style-name="Table_20_Contents">+-------------+-----------+----------+------------------------+</text:p>
            <text:p text:style-name="Table_20_Contents">| either(no) <text:s/>| lung(yes) | tub(no) <text:s/>| <text:s text:c="16"/>0.0000 |</text:p>
            <text:p text:style-name="Table_20_Contents">+-------------+-----------+----------+------------------------+</text:p>
            <text:p text:style-name="Table_20_Contents"><text:soft-page-break/>| either(no) <text:s/>| lung(no) <text:s/>| tub(yes) | <text:s text:c="16"/>0.0000 |</text:p>
            <text:p text:style-name="Table_20_Contents">+-------------+-----------+----------+------------------------+</text:p>
            <text:p text:style-name="Table_20_Contents">| either(no) <text:s/>| lung(no) <text:s/>| tub(no) <text:s/>| <text:s text:c="16"/>1.0000 |</text:p>
            <text:p text:style-name="Table_20_Contents">+-------------+-----------+----------+------------------------+</text:p>
            <text:p text:style-name="Table_20_Contents">+-----------+------------+-------------------+</text:p>
            <text:p text:style-name="Table_20_Contents">| lung <text:s text:c="5"/>| smoke <text:s text:c="5"/>| <text:s text:c="2"/>phi(lung,smoke) |</text:p>
            <text:p text:style-name="Table_20_Contents">+===========+============+===================+</text:p>
            <text:p text:style-name="Table_20_Contents">| lung(yes) | smoke(yes) | <text:s text:c="11"/>0.1000 |</text:p>
            <text:p text:style-name="Table_20_Contents">+-----------+------------+-------------------+</text:p>
            <text:p text:style-name="Table_20_Contents">| lung(yes) | smoke(no) <text:s/>| <text:s text:c="11"/>0.0100 |</text:p>
            <text:p text:style-name="Table_20_Contents">+-----------+------------+-------------------+</text:p>
            <text:p text:style-name="Table_20_Contents">| lung(no) <text:s/>| smoke(yes) | <text:s text:c="11"/>0.9000 |</text:p>
            <text:p text:style-name="Table_20_Contents">+-----------+------------+-------------------+</text:p>
            <text:p text:style-name="Table_20_Contents">| lung(no) <text:s/>| smoke(no) <text:s/>| <text:s text:c="11"/>0.9900 |</text:p>
            <text:p text:style-name="Table_20_Contents">+-----------+------------+-------------------+</text:p>
            <text:p text:style-name="Table_20_Contents">----------------------------------------------</text:p>
            <text:p text:style-name="Table_20_Contents">********** <text:s text:c="2"/>elimination of <text:s/>smoke</text:p>
            <text:p text:style-name="Table_20_Contents">------------ involved factors ----------------</text:p>
            <text:p text:style-name="Table_20_Contents">+-------------+----------+------------+-------------------------+</text:p>
            <text:p text:style-name="Table_20_Contents">| either <text:s text:c="5"/>| tub <text:s text:c="5"/>| smoke <text:s text:c="5"/>| <text:s text:c="2"/>phi(either,tub,smoke) |</text:p>
            <text:p text:style-name="Table_20_Contents">+=============+==========+============+=========================+</text:p>
            <text:p text:style-name="Table_20_Contents">| either(yes) | tub(yes) | smoke(yes) | <text:s text:c="17"/>1.0000 |</text:p>
            <text:p text:style-name="Table_20_Contents">+-------------+----------+------------+-------------------------+</text:p>
            <text:p text:style-name="Table_20_Contents">| either(yes) | tub(yes) | smoke(no) <text:s/>| <text:s text:c="17"/>1.0000 |</text:p>
            <text:p text:style-name="Table_20_Contents">+-------------+----------+------------+-------------------------+</text:p>
            <text:p text:style-name="Table_20_Contents">| either(yes) | tub(no) <text:s/>| smoke(yes) | <text:s text:c="17"/>0.1000 |</text:p>
            <text:p text:style-name="Table_20_Contents">+-------------+----------+------------+-------------------------+</text:p>
            <text:p text:style-name="Table_20_Contents">| either(yes) | tub(no) <text:s/>| smoke(no) <text:s/>| <text:s text:c="17"/>0.0100 |</text:p>
            <text:p text:style-name="Table_20_Contents">+-------------+----------+------------+-------------------------+</text:p>
            <text:p text:style-name="Table_20_Contents">| either(no) <text:s/>| tub(yes) | smoke(yes) | <text:s text:c="17"/>0.0000 |</text:p>
            <text:p text:style-name="Table_20_Contents">+-------------+----------+------------+-------------------------+</text:p>
            <text:p text:style-name="Table_20_Contents">| either(no) <text:s/>| tub(yes) | smoke(no) <text:s/>| <text:s text:c="17"/>0.0000 |</text:p>
            <text:p text:style-name="Table_20_Contents">+-------------+----------+------------+-------------------------+</text:p>
            <text:p text:style-name="Table_20_Contents"><text:soft-page-break/>| either(no) <text:s/>| tub(no) <text:s/>| smoke(yes) | <text:s text:c="17"/>0.9000 |</text:p>
            <text:p text:style-name="Table_20_Contents">+-------------+----------+------------+-------------------------+</text:p>
            <text:p text:style-name="Table_20_Contents">| either(no) <text:s/>| tub(no) <text:s/>| smoke(no) <text:s/>| <text:s text:c="17"/>0.9900 |</text:p>
            <text:p text:style-name="Table_20_Contents">+-------------+----------+------------+-------------------------+</text:p>
            <text:p text:style-name="Table_20_Contents">+------------+--------------+</text:p>
            <text:p text:style-name="Table_20_Contents">| smoke <text:s text:c="5"/>| <text:s text:c="2"/>phi(smoke) |</text:p>
            <text:p text:style-name="Table_20_Contents">+============+==============+</text:p>
            <text:p text:style-name="Table_20_Contents">| smoke(yes) | <text:s text:c="6"/>0.5000 |</text:p>
            <text:p text:style-name="Table_20_Contents">+------------+--------------+</text:p>
            <text:p text:style-name="Table_20_Contents">| smoke(no) <text:s/>| <text:s text:c="6"/>0.5000 |</text:p>
            <text:p text:style-name="Table_20_Contents">+------------+--------------+</text:p>
            <text:p text:style-name="Table_20_Contents">----------------------------------------------</text:p>
            <text:p text:style-name="Table_20_Contents">********** <text:s text:c="2"/>elimination of <text:s/>tub</text:p>
            <text:p text:style-name="Table_20_Contents">------------ involved factors ----------------</text:p>
            <text:p text:style-name="Table_20_Contents">+----------+------------+</text:p>
            <text:p text:style-name="Table_20_Contents">| tub <text:s text:c="5"/>| <text:s text:c="2"/>phi(tub) |</text:p>
            <text:p text:style-name="Table_20_Contents">+==========+============+</text:p>
            <text:p text:style-name="Table_20_Contents">| tub(yes) | <text:s text:c="4"/>0.0104 |</text:p>
            <text:p text:style-name="Table_20_Contents">+----------+------------+</text:p>
            <text:p text:style-name="Table_20_Contents">| tub(no) <text:s/>| <text:s text:c="4"/>0.9896 |</text:p>
            <text:p text:style-name="Table_20_Contents">+----------+------------+</text:p>
            <text:p text:style-name="Table_20_Contents">+-------------+----------+-------------------+</text:p>
            <text:p text:style-name="Table_20_Contents">| either <text:s text:c="5"/>| tub <text:s text:c="5"/>| <text:s text:c="2"/>phi(either,tub) |</text:p>
            <text:p text:style-name="Table_20_Contents">+=============+==========+===================+</text:p>
            <text:p text:style-name="Table_20_Contents">| either(yes) | tub(yes) | <text:s text:c="11"/>1.0000 |</text:p>
            <text:p text:style-name="Table_20_Contents">+-------------+----------+-------------------+</text:p>
            <text:p text:style-name="Table_20_Contents">| either(yes) | tub(no) <text:s/>| <text:s text:c="11"/>0.0550 |</text:p>
            <text:p text:style-name="Table_20_Contents">+-------------+----------+-------------------+</text:p>
            <text:p text:style-name="Table_20_Contents">| either(no) <text:s/>| tub(yes) | <text:s text:c="11"/>0.0000 |</text:p>
            <text:p text:style-name="Table_20_Contents">+-------------+----------+-------------------+</text:p>
            <text:p text:style-name="Table_20_Contents">| either(no) <text:s/>| tub(no) <text:s/>| <text:s text:c="11"/>0.9450 |</text:p>
            <text:p text:style-name="Table_20_Contents">+-------------+----------+-------------------+</text:p>
            <text:p text:style-name="Table_20_Contents">----------------------------------------------</text:p>
            <text:p text:style-name="Table_20_Contents">node retrieving working factors: <text:s/>either</text:p>
            <text:p text:style-name="Table_20_Contents"><text:soft-page-break/>node retrieving working factors: <text:s/>xray</text:p>
            <text:p text:style-name="Table_20_Contents">----------- final_distribution --------------</text:p>
            <text:p text:style-name="Table_20_Contents">[&lt;DiscreteFactor representing phi(xray:2, either:2) at 0x12aa39e50&gt;, &lt;DiscreteFactor representing phi(either:2) at 0x1294a0410&gt;, &lt;DiscreteFactor representing phi(xray:2, either:2) at 0x12aa39e50&gt;]</text:p>
            <text:p text:style-name="Table_20_Contents">---------------------------------------------</text:p>
            <text:p text:style-name="Table_20_Contents">first variable: <text:s/>xray</text:p>
            <text:p text:style-name="Table_20_Contents"/>
            <text:p text:style-name="Table_20_Contents">------------------- query for <text:s/>['dysp', 'either', 'bronc'] --------------------</text:p>
            <text:p text:style-name="Table_20_Contents">relevant variables: <text:s/>['asia', 'tub', 'smoke', 'lung', 'bronc', 'either', 'dysp']</text:p>
            <text:p text:style-name="Table_20_Contents">variables to remove: <text:s/>['xray']</text:p>
            <text:p text:style-name="Table_20_Contents">list of variables to_eliminate: <text:s/>['asia', 'lung', 'smoke', 'tub']</text:p>
            <text:p text:style-name="Table_20_Contents">heuristic: <text:s/>MinFill</text:p>
            <text:p text:style-name="Table_20_Contents">en get_elimination_order................</text:p>
            <text:p text:style-name="Table_20_Contents">Nodes: <text:s/>['asia', 'lung', 'smoke', 'tub']</text:p>
            <text:p text:style-name="Table_20_Contents">scores: <text:s/>OrderedDict([('asia', 0), ('lung', 0), ('smoke', 1), ('tub', 0)])</text:p>
            <text:p text:style-name="Table_20_Contents">scores: <text:s/>OrderedDict([('lung', 0), ('smoke', 1), ('tub', 0)])</text:p>
            <text:p text:style-name="Table_20_Contents">scores: <text:s/>OrderedDict([('smoke', 0), ('tub', 0)])</text:p>
            <text:p text:style-name="Table_20_Contents">scores: <text:s/>OrderedDict([('tub', 0)])</text:p>
            <text:p text:style-name="Table_20_Contents">elimination order: <text:s/>['asia', 'lung', 'smoke', 'tub']</text:p>
            <text:p text:style-name="Table_20_Contents">********** <text:s text:c="2"/>elimination of <text:s/>asia</text:p>
            <text:p text:style-name="Table_20_Contents">------------ involved factors ----------------</text:p>
            <text:p text:style-name="Table_20_Contents">+----------+-----------+-----------------+</text:p>
            <text:p text:style-name="Table_20_Contents">| tub <text:s text:c="5"/>| asia <text:s text:c="5"/>| <text:s text:c="2"/>phi(tub,asia) |</text:p>
            <text:p text:style-name="Table_20_Contents">+==========+===========+=================+</text:p>
            <text:p text:style-name="Table_20_Contents">| tub(yes) | asia(yes) | <text:s text:c="9"/>0.0500 |</text:p>
            <text:p text:style-name="Table_20_Contents">+----------+-----------+-----------------+</text:p>
            <text:p text:style-name="Table_20_Contents">| tub(yes) | asia(no) <text:s/>| <text:s text:c="9"/>0.0100 |</text:p>
            <text:p text:style-name="Table_20_Contents">+----------+-----------+-----------------+</text:p>
            <text:p text:style-name="Table_20_Contents">| tub(no) <text:s/>| asia(yes) | <text:s text:c="9"/>0.9500 |</text:p>
            <text:p text:style-name="Table_20_Contents">+----------+-----------+-----------------+</text:p>
            <text:p text:style-name="Table_20_Contents">| tub(no) <text:s/>| asia(no) <text:s/>| <text:s text:c="9"/>0.9900 |</text:p>
            <text:p text:style-name="Table_20_Contents">+----------+-----------+-----------------+</text:p>
            <text:p text:style-name="Table_20_Contents">+-----------+-------------+</text:p>
            <text:p text:style-name="Table_20_Contents"><text:soft-page-break/>| asia <text:s text:c="5"/>| <text:s text:c="2"/>phi(asia) |</text:p>
            <text:p text:style-name="Table_20_Contents">+===========+=============+</text:p>
            <text:p text:style-name="Table_20_Contents">| asia(yes) | <text:s text:c="5"/>0.0100 |</text:p>
            <text:p text:style-name="Table_20_Contents">+-----------+-------------+</text:p>
            <text:p text:style-name="Table_20_Contents">| asia(no) <text:s/>| <text:s text:c="5"/>0.9900 |</text:p>
            <text:p text:style-name="Table_20_Contents">+-----------+-------------+</text:p>
            <text:p text:style-name="Table_20_Contents">----------------------------------------------</text:p>
            <text:p text:style-name="Table_20_Contents">********** <text:s text:c="2"/>elimination of <text:s/>lung</text:p>
            <text:p text:style-name="Table_20_Contents">------------ involved factors ----------------</text:p>
            <text:p text:style-name="Table_20_Contents">+-------------+-----------+----------+------------------------+</text:p>
            <text:p text:style-name="Table_20_Contents">| either <text:s text:c="5"/>| lung <text:s text:c="5"/>| tub <text:s text:c="5"/>| <text:s text:c="2"/>phi(either,lung,tub) |</text:p>
            <text:p text:style-name="Table_20_Contents">+=============+===========+==========+========================+</text:p>
            <text:p text:style-name="Table_20_Contents">| either(yes) | lung(yes) | tub(yes) | <text:s text:c="16"/>1.0000 |</text:p>
            <text:p text:style-name="Table_20_Contents">+-------------+-----------+----------+------------------------+</text:p>
            <text:p text:style-name="Table_20_Contents">| either(yes) | lung(yes) | tub(no) <text:s/>| <text:s text:c="16"/>1.0000 |</text:p>
            <text:p text:style-name="Table_20_Contents">+-------------+-----------+----------+------------------------+</text:p>
            <text:p text:style-name="Table_20_Contents">| either(yes) | lung(no) <text:s/>| tub(yes) | <text:s text:c="16"/>1.0000 |</text:p>
            <text:p text:style-name="Table_20_Contents">+-------------+-----------+----------+------------------------+</text:p>
            <text:p text:style-name="Table_20_Contents">| either(yes) | lung(no) <text:s/>| tub(no) <text:s/>| <text:s text:c="16"/>0.0000 |</text:p>
            <text:p text:style-name="Table_20_Contents">+-------------+-----------+----------+------------------------+</text:p>
            <text:p text:style-name="Table_20_Contents">| either(no) <text:s/>| lung(yes) | tub(yes) | <text:s text:c="16"/>0.0000 |</text:p>
            <text:p text:style-name="Table_20_Contents">+-------------+-----------+----------+------------------------+</text:p>
            <text:p text:style-name="Table_20_Contents">| either(no) <text:s/>| lung(yes) | tub(no) <text:s/>| <text:s text:c="16"/>0.0000 |</text:p>
            <text:p text:style-name="Table_20_Contents">+-------------+-----------+----------+------------------------+</text:p>
            <text:p text:style-name="Table_20_Contents">| either(no) <text:s/>| lung(no) <text:s/>| tub(yes) | <text:s text:c="16"/>0.0000 |</text:p>
            <text:p text:style-name="Table_20_Contents">+-------------+-----------+----------+------------------------+</text:p>
            <text:p text:style-name="Table_20_Contents">| either(no) <text:s/>| lung(no) <text:s/>| tub(no) <text:s/>| <text:s text:c="16"/>1.0000 |</text:p>
            <text:p text:style-name="Table_20_Contents">+-------------+-----------+----------+------------------------+</text:p>
            <text:p text:style-name="Table_20_Contents">+-----------+------------+-------------------+</text:p>
            <text:p text:style-name="Table_20_Contents">| lung <text:s text:c="5"/>| smoke <text:s text:c="5"/>| <text:s text:c="2"/>phi(lung,smoke) |</text:p>
            <text:p text:style-name="Table_20_Contents">+===========+============+===================+</text:p>
            <text:p text:style-name="Table_20_Contents">| lung(yes) | smoke(yes) | <text:s text:c="11"/>0.1000 |</text:p>
            <text:p text:style-name="Table_20_Contents">+-----------+------------+-------------------+</text:p>
            <text:p text:style-name="Table_20_Contents"><text:soft-page-break/>| lung(yes) | smoke(no) <text:s/>| <text:s text:c="11"/>0.0100 |</text:p>
            <text:p text:style-name="Table_20_Contents">+-----------+------------+-------------------+</text:p>
            <text:p text:style-name="Table_20_Contents">| lung(no) <text:s/>| smoke(yes) | <text:s text:c="11"/>0.9000 |</text:p>
            <text:p text:style-name="Table_20_Contents">+-----------+------------+-------------------+</text:p>
            <text:p text:style-name="Table_20_Contents">| lung(no) <text:s/>| smoke(no) <text:s/>| <text:s text:c="11"/>0.9900 |</text:p>
            <text:p text:style-name="Table_20_Contents">+-----------+------------+-------------------+</text:p>
            <text:p text:style-name="Table_20_Contents">----------------------------------------------</text:p>
            <text:p text:style-name="Table_20_Contents">********** <text:s text:c="2"/>elimination of <text:s/>smoke</text:p>
            <text:p text:style-name="Table_20_Contents">------------ involved factors ----------------</text:p>
            <text:p text:style-name="Table_20_Contents">+------------+------------+--------------------+</text:p>
            <text:p text:style-name="Table_20_Contents">| bronc <text:s text:c="5"/>| smoke <text:s text:c="5"/>| <text:s text:c="2"/>phi(bronc,smoke) |</text:p>
            <text:p text:style-name="Table_20_Contents">+============+============+====================+</text:p>
            <text:p text:style-name="Table_20_Contents">| bronc(yes) | smoke(yes) | <text:s text:c="12"/>0.6000 |</text:p>
            <text:p text:style-name="Table_20_Contents">+------------+------------+--------------------+</text:p>
            <text:p text:style-name="Table_20_Contents">| bronc(yes) | smoke(no) <text:s/>| <text:s text:c="12"/>0.3000 |</text:p>
            <text:p text:style-name="Table_20_Contents">+------------+------------+--------------------+</text:p>
            <text:p text:style-name="Table_20_Contents">| bronc(no) <text:s/>| smoke(yes) | <text:s text:c="12"/>0.4000 |</text:p>
            <text:p text:style-name="Table_20_Contents">+------------+------------+--------------------+</text:p>
            <text:p text:style-name="Table_20_Contents">| bronc(no) <text:s/>| smoke(no) <text:s/>| <text:s text:c="12"/>0.7000 |</text:p>
            <text:p text:style-name="Table_20_Contents">+------------+------------+--------------------+</text:p>
            <text:p text:style-name="Table_20_Contents">+-------------+----------+------------+-------------------------+</text:p>
            <text:p text:style-name="Table_20_Contents">| either <text:s text:c="5"/>| tub <text:s text:c="5"/>| smoke <text:s text:c="5"/>| <text:s text:c="2"/>phi(either,tub,smoke) |</text:p>
            <text:p text:style-name="Table_20_Contents">+=============+==========+============+=========================+</text:p>
            <text:p text:style-name="Table_20_Contents">| either(yes) | tub(yes) | smoke(yes) | <text:s text:c="17"/>1.0000 |</text:p>
            <text:p text:style-name="Table_20_Contents">+-------------+----------+------------+-------------------------+</text:p>
            <text:p text:style-name="Table_20_Contents">| either(yes) | tub(yes) | smoke(no) <text:s/>| <text:s text:c="17"/>1.0000 |</text:p>
            <text:p text:style-name="Table_20_Contents">+-------------+----------+------------+-------------------------+</text:p>
            <text:p text:style-name="Table_20_Contents">| either(yes) | tub(no) <text:s/>| smoke(yes) | <text:s text:c="17"/>0.1000 |</text:p>
            <text:p text:style-name="Table_20_Contents">+-------------+----------+------------+-------------------------+</text:p>
            <text:p text:style-name="Table_20_Contents">| either(yes) | tub(no) <text:s/>| smoke(no) <text:s/>| <text:s text:c="17"/>0.0100 |</text:p>
            <text:p text:style-name="Table_20_Contents">+-------------+----------+------------+-------------------------+</text:p>
            <text:p text:style-name="Table_20_Contents">| either(no) <text:s/>| tub(yes) | smoke(yes) | <text:s text:c="17"/>0.0000 |</text:p>
            <text:p text:style-name="Table_20_Contents">+-------------+----------+------------+-------------------------+</text:p>
            <text:p text:style-name="Table_20_Contents"><text:soft-page-break/>| either(no) <text:s/>| tub(yes) | smoke(no) <text:s/>| <text:s text:c="17"/>0.0000 |</text:p>
            <text:p text:style-name="Table_20_Contents">+-------------+----------+------------+-------------------------+</text:p>
            <text:p text:style-name="Table_20_Contents">| either(no) <text:s/>| tub(no) <text:s/>| smoke(yes) | <text:s text:c="17"/>0.9000 |</text:p>
            <text:p text:style-name="Table_20_Contents">+-------------+----------+------------+-------------------------+</text:p>
            <text:p text:style-name="Table_20_Contents">| either(no) <text:s/>| tub(no) <text:s/>| smoke(no) <text:s/>| <text:s text:c="17"/>0.9900 |</text:p>
            <text:p text:style-name="Table_20_Contents">+-------------+----------+------------+-------------------------+</text:p>
            <text:p text:style-name="Table_20_Contents">+------------+--------------+</text:p>
            <text:p text:style-name="Table_20_Contents">| smoke <text:s text:c="5"/>| <text:s text:c="2"/>phi(smoke) |</text:p>
            <text:p text:style-name="Table_20_Contents">+============+==============+</text:p>
            <text:p text:style-name="Table_20_Contents">| smoke(yes) | <text:s text:c="6"/>0.5000 |</text:p>
            <text:p text:style-name="Table_20_Contents">+------------+--------------+</text:p>
            <text:p text:style-name="Table_20_Contents">| smoke(no) <text:s/>| <text:s text:c="6"/>0.5000 |</text:p>
            <text:p text:style-name="Table_20_Contents">+------------+--------------+</text:p>
            <text:p text:style-name="Table_20_Contents">----------------------------------------------</text:p>
            <text:p text:style-name="Table_20_Contents">********** <text:s text:c="2"/>elimination of <text:s/>tub</text:p>
            <text:p text:style-name="Table_20_Contents">------------ involved factors ----------------</text:p>
            <text:p text:style-name="Table_20_Contents">+------------+-------------+----------+-------------------------+</text:p>
            <text:p text:style-name="Table_20_Contents">| bronc <text:s text:c="5"/>| either <text:s text:c="5"/>| tub <text:s text:c="5"/>| <text:s text:c="2"/>phi(bronc,either,tub) |</text:p>
            <text:p text:style-name="Table_20_Contents">+============+=============+==========+=========================+</text:p>
            <text:p text:style-name="Table_20_Contents">| bronc(yes) | either(yes) | tub(yes) | <text:s text:c="17"/>0.4500 |</text:p>
            <text:p text:style-name="Table_20_Contents">+------------+-------------+----------+-------------------------+</text:p>
            <text:p text:style-name="Table_20_Contents">| bronc(yes) | either(yes) | tub(no) <text:s/>| <text:s text:c="17"/>0.0315 |</text:p>
            <text:p text:style-name="Table_20_Contents">+------------+-------------+----------+-------------------------+</text:p>
            <text:p text:style-name="Table_20_Contents">| bronc(yes) | either(no) <text:s/>| tub(yes) | <text:s text:c="17"/>0.0000 |</text:p>
            <text:p text:style-name="Table_20_Contents">+------------+-------------+----------+-------------------------+</text:p>
            <text:p text:style-name="Table_20_Contents">| bronc(yes) | either(no) <text:s/>| tub(no) <text:s/>| <text:s text:c="17"/>0.4185 |</text:p>
            <text:p text:style-name="Table_20_Contents">+------------+-------------+----------+-------------------------+</text:p>
            <text:p text:style-name="Table_20_Contents">| bronc(no) <text:s/>| either(yes) | tub(yes) | <text:s text:c="17"/>0.5500 |</text:p>
            <text:p text:style-name="Table_20_Contents">+------------+-------------+----------+-------------------------+</text:p>
            <text:p text:style-name="Table_20_Contents">| bronc(no) <text:s/>| either(yes) | tub(no) <text:s/>| <text:s text:c="17"/>0.0235 |</text:p>
            <text:p text:style-name="Table_20_Contents">+------------+-------------+----------+-------------------------+</text:p>
            <text:p text:style-name="Table_20_Contents">| bronc(no) <text:s/>| either(no) <text:s/>| tub(yes) | <text:s text:c="17"/>0.0000 |</text:p>
            <text:p text:style-name="Table_20_Contents">+------------+-------------+----------+-------------------------+</text:p>
            <text:p text:style-name="Table_20_Contents"><text:soft-page-break/>| bronc(no) <text:s/>| either(no) <text:s/>| tub(no) <text:s/>| <text:s text:c="17"/>0.5265 |</text:p>
            <text:p text:style-name="Table_20_Contents">+------------+-------------+----------+-------------------------+</text:p>
            <text:p text:style-name="Table_20_Contents">+----------+------------+</text:p>
            <text:p text:style-name="Table_20_Contents">| tub <text:s text:c="5"/>| <text:s text:c="2"/>phi(tub) |</text:p>
            <text:p text:style-name="Table_20_Contents">+==========+============+</text:p>
            <text:p text:style-name="Table_20_Contents">| tub(yes) | <text:s text:c="4"/>0.0104 |</text:p>
            <text:p text:style-name="Table_20_Contents">+----------+------------+</text:p>
            <text:p text:style-name="Table_20_Contents">| tub(no) <text:s/>| <text:s text:c="4"/>0.9896 |</text:p>
            <text:p text:style-name="Table_20_Contents">+----------+------------+</text:p>
            <text:p text:style-name="Table_20_Contents">----------------------------------------------</text:p>
            <text:p text:style-name="Table_20_Contents">node retrieving working factors: <text:s/>bronc</text:p>
            <text:p text:style-name="Table_20_Contents">node retrieving working factors: <text:s/>dysp</text:p>
            <text:p text:style-name="Table_20_Contents">node retrieving working factors: <text:s/>either</text:p>
            <text:p text:style-name="Table_20_Contents">----------- final_distribution --------------</text:p>
            <text:p text:style-name="Table_20_Contents">[&lt;DiscreteFactor representing phi(bronc:2, either:2) at 0x12aa64dd0&gt;, &lt;DiscreteFactor representing phi(dysp:2, bronc:2, either:2) at 0x12aa39a90&gt;, &lt;DiscreteFactor representing phi(dysp:2, bronc:2, either:2) at 0x12aa39a90&gt;, &lt;DiscreteFactor representing phi(bronc:2, either:2) at 0x12aa64dd0&gt;, &lt;DiscreteFactor representing phi(dysp:2, bronc:2, either:2) at 0x12aa39a90&gt;]</text:p>
            <text:p text:style-name="Table_20_Contents">---------------------------------------------</text:p>
            <text:p text:style-name="Table_20_Contents">first variable: <text:s/>dysp</text:p>
            <text:p text:style-name="Table_20_Contents">matches: <text:s/>6</text:p>
            <text:p text:style-name="Table_20_Contents">operations stored: <text:s/>15</text:p>
            <text:p text:style-name="Table_20_Contents"/>
            <text:p text:style-name="Table_20_Contents">class of queries: <text:s/>&lt;class 'list'&gt;</text:p>
            <text:p text:style-name="Table_20_Contents">('asia', &lt;DiscreteFactor representing phi(asia:2) at 0x12a887b10&gt;)</text:p>
            <text:p text:style-name="Table_20_Contents">('smoke', &lt;DiscreteFactor representing phi(smoke:2) at 0x12aa39c10&gt;)</text:p>
            <text:p text:style-name="Table_20_Contents">('tub', &lt;DiscreteFactor representing phi(tub:2, asia:2) at 0x1294a3190&gt;)</text:p>
            <text:p text:style-name="Table_20_Contents">('lung', &lt;DiscreteFactor representing phi(lung:2, smoke:2) at 0x12aa39dd0&gt;)</text:p>
            <text:p text:style-name="Table_20_Contents">('either', &lt;DiscreteFactor representing phi(either:2, lung:2, tub:2) at 0x12a8ea090&gt;)</text:p>
            <text:p text:style-name="Table_20_Contents">('bronc', &lt;DiscreteFactor representing phi(bronc:2, smoke:2) at <text:soft-page-break/>0x106522b10&gt;)</text:p>
            <text:p text:style-name="Table_20_Contents">('xray', &lt;DiscreteFactor representing phi(xray:2, either:2) at 0x12a8ddf10&gt;)</text:p>
            <text:p text:style-name="Table_20_Contents">('dysp', &lt;DiscreteFactor representing phi(bronc:2, either:2, dysp:2) at 0x1294a0450&gt;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6T23:32:08.261461282</meta:creation-date>
    <dc:date>2021-03-16T23:56:06.603967056</dc:date>
    <meta:editing-duration>PT3M17S</meta:editing-duration>
    <meta:editing-cycles>2</meta:editing-cycles>
    <meta:generator>LibreOffice/7.0.3.1$MacOSX_X86_64 LibreOffice_project/d7547858d014d4cf69878db179d326fc3483e082</meta:generator>
    <meta:document-statistic meta:table-count="1" meta:image-count="0" meta:object-count="0" meta:page-count="15" meta:paragraph-count="838" meta:word-count="4412" meta:character-count="42500" meta:non-whitespace-character-count="36514"/>
  </office:meta>
</office:document-meta>
</file>